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80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KAPPA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9" style:family="table-cell" style:parent-style-name="Default">
      <style:table-cell-properties fo:background-color="#ffff00" style:diagonal-bl-tr="none" style:diagonal-tl-br="none" fo:border="1.76pt solid #000000" style:rotation-align="none"/>
    </style:style>
    <style:style style:name="ce10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</style:style>
    <style:style style:name="ce11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12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4" style:family="table-cell" style:parent-style-name="Default">
      <style:table-cell-properties fo:background-color="#c5e0b4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5" style:family="table-cell" style:parent-style-name="Default">
      <style:table-cell-properties fo:background-color="#ffff00" style:rotation-align="none"/>
    </style:style>
    <style:style style:name="ce16" style:family="table-cell" style:parent-style-name="Default">
      <style:table-cell-properties fo:background-color="#00b0f0" style:rotation-align="none"/>
    </style:style>
    <style:style style:name="ce17" style:family="table-cell" style:parent-style-name="Default">
      <style:table-cell-properties fo:background-color="#7030a0" style:rotation-align="none"/>
    </style:style>
    <style:style style:name="ce18" style:family="table-cell" style:parent-style-name="Default">
      <style:table-cell-properties fo:background-color="#c55a11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</style:style>
    <style:style style:name="ce1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2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</style:style>
    <style:style style:name="ce2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fo:border="1.76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38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6368" table:default-cell-style-name="Default"/>
        <table:table-row table:style-name="ro1">
          <table:table-cell table:style-name="ce3" office:value-type="string" calcext:value-type="string">
            <text:p>SUBJECT</text:p>
          </table:table-cell>
          <table:table-cell table:style-name="ce40" office:value-type="string" calcext:value-type="string">
            <text:p>IA_presence</text:p>
          </table:table-cell>
          <table:table-cell table:style-name="ce40" office:value-type="string" calcext:value-type="string">
            <text:p>IA_variant</text:p>
          </table:table-cell>
          <table:table-cell table:style-name="ce40" office:value-type="string" calcext:value-type="string">
            <text:p>IA_MEAN_AREA</text:p>
          </table:table-cell>
          <table:table-cell table:style-name="ce40" office:value-type="string" calcext:value-type="string">
            <text:p>IA_MEAN_DICE</text:p>
          </table:table-cell>
          <table:table-cell table:style-name="ce40" office:value-type="string" calcext:value-type="string">
            <text:p>NBR VOXEL RATER 1 MASK 1</text:p>
          </table:table-cell>
          <table:table-cell table:style-name="ce40" office:value-type="string" calcext:value-type="string">
            <text:p>NBR VOXEL RATER 2 MASK 1</text:p>
          </table:table-cell>
          <table:table-cell table:style-name="ce40" office:value-type="string" calcext:value-type="string">
            <text:p>INTERSECTION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AREA1 (voxel=0.7mm3)</text:p>
          </table:table-cell>
          <table:table-cell table:style-name="ce40" office:value-type="string" calcext:value-type="string">
            <text:p>DICE1</text:p>
          </table:table-cell>
          <table:table-cell table:style-name="ce40" office:value-type="string" calcext:value-type="string">
            <text:p>NBR VOXEL RATER 1 MASK 2</text:p>
          </table:table-cell>
          <table:table-cell table:style-name="ce40" office:value-type="string" calcext:value-type="string">
            <text:p>NBR VOXEL RATER 2 MASK 2</text:p>
          </table:table-cell>
          <table:table-cell table:style-name="ce40" office:value-type="string" calcext:value-type="string">
            <text:p>INTERSECTION2</text:p>
          </table:table-cell>
          <table:table-cell table:style-name="ce40" office:value-type="string" calcext:value-type="string">
            <text:p>Union2</text:p>
          </table:table-cell>
          <table:table-cell table:style-name="ce40" office:value-type="string" calcext:value-type="string">
            <text:p>AREA2 (voxel=0.7mm3)</text:p>
          </table:table-cell>
          <table:table-cell table:style-name="ce40" office:value-type="string" calcext:value-type="string">
            <text:p>DICE2</text:p>
          </table:table-cell>
          <table:table-cell table:number-columns-repeated="16362"/>
        </table:table-row>
        <table:table-row table:style-name="ro2">
          <table:table-cell table:style-name="ce2" office:value-type="float" office:value="102513" calcext:value-type="float">
            <text:p>10251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];[.P2];[.X2];[.AF2];[.AN2];[.AV2];[.BD2];[.BL2]);&quot;NA&quot;)" office:value-type="float" office:value="15.778" calcext:value-type="float">
            <text:p>15,778</text:p>
          </table:table-cell>
          <table:table-cell table:formula="of:=IFERROR(AVERAGE([.K2];[.Q2];[.Y2];[.AG2];[.AO2];[.AW2];[.BD2];[.BM2]);&quot;NA&quot;)" office:value-type="float" office:value="0.867924528301887" calcext:value-type="float">
            <text:p>0,86792452830188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2]+[.G2]);&quot;NA&quot;)" office:value-type="float" office:value="106" calcext:value-type="float">
            <text:p>106</text:p>
          </table:table-cell>
          <table:table-cell table:formula="of:=[.H2]*0.343" office:value-type="float" office:value="15.778" calcext:value-type="float">
            <text:p>15,778</text:p>
          </table:table-cell>
          <table:table-cell table:formula="of:=IFERROR(2*[.H2]/[.I2];&quot;NA&quot;)" office:value-type="float" office:value="0.867924528301887" calcext:value-type="float">
            <text:p>0,86792452830188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2614" calcext:value-type="float">
            <text:p>102614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];[.Q3];[.Y3];[.AG3];[.AO3];[.AW3];[.BD3];[.BM3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]+[.G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]/[.I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3515" calcext:value-type="float">
            <text:p>10351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];[.P4];[.X4];[.AF4];[.AN4];[.AV4];[.BD4];[.BL4]);&quot;NA&quot;)" office:value-type="float" office:value="9.947" calcext:value-type="float">
            <text:p>9,947</text:p>
          </table:table-cell>
          <table:table-cell table:formula="of:=IFERROR(AVERAGE([.K4];[.Q4];[.Y4];[.AG4];[.AO4];[.AW4];[.BD4];[.BM4]);&quot;NA&quot;)" office:value-type="float" office:value="0.90625" calcext:value-type="float">
            <text:p>0,9062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formula="of:=IFERROR(([.F4]+[.G4]);&quot;NA&quot;)" office:value-type="float" office:value="64" calcext:value-type="float">
            <text:p>64</text:p>
          </table:table-cell>
          <table:table-cell table:formula="of:=[.H4]*0.343" office:value-type="float" office:value="9.947" calcext:value-type="float">
            <text:p>9,947</text:p>
          </table:table-cell>
          <table:table-cell table:formula="of:=IFERROR(2*[.H4]/[.I4];&quot;NA&quot;)" office:value-type="float" office:value="0.90625" calcext:value-type="float">
            <text:p>0,9062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4012" calcext:value-type="float">
            <text:p>1040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];[.P5];[.X5];[.AF5];[.AN5];[.AV5];[.BD5];[.BL5]);&quot;NA&quot;)" office:value-type="float" office:value="10.633" calcext:value-type="float">
            <text:p>10,633</text:p>
          </table:table-cell>
          <table:table-cell table:formula="of:=IFERROR(AVERAGE([.K5];[.Q5];[.Y5];[.AG5];[.AO5];[.AW5];[.BD5];[.BM5]);&quot;NA&quot;)" office:value-type="float" office:value="0.984126984126984" calcext:value-type="float">
            <text:p>0,9841269841269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IFERROR(([.F5]+[.G5]);&quot;NA&quot;)" office:value-type="float" office:value="63" calcext:value-type="float">
            <text:p>63</text:p>
          </table:table-cell>
          <table:table-cell table:formula="of:=[.H5]*0.343" office:value-type="float" office:value="10.633" calcext:value-type="float">
            <text:p>10,633</text:p>
          </table:table-cell>
          <table:table-cell table:formula="of:=IFERROR(2*[.H5]/[.I5];&quot;NA&quot;)" office:value-type="float" office:value="0.984126984126984" calcext:value-type="float">
            <text:p>0,98412698412698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5014" calcext:value-type="float">
            <text:p>105014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6];[.Q6];[.Y6];[.AG6];[.AO6];[.AW6];[.BD6];[.BM6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6]+[.G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]/[.I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7018" calcext:value-type="float">
            <text:p>10701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7];[.P7];[.X7];[.AF7];[.AN7];[.AV7];[.BD7];[.BL7]);&quot;NA&quot;)" office:value-type="float" office:value="21.952" calcext:value-type="float">
            <text:p>21,952</text:p>
          </table:table-cell>
          <table:table-cell table:formula="of:=IFERROR(AVERAGE([.K7];[.Q7];[.Y7];[.AG7];[.AO7];[.AW7];[.BD7];[.BM7]);&quot;NA&quot;)" office:value-type="float" office:value="0.8" calcext:value-type="float">
            <text:p>0,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7]+[.G7]);&quot;NA&quot;)" office:value-type="float" office:value="160" calcext:value-type="float">
            <text:p>160</text:p>
          </table:table-cell>
          <table:table-cell table:formula="of:=[.H7]*0.343" office:value-type="float" office:value="21.952" calcext:value-type="float">
            <text:p>21,952</text:p>
          </table:table-cell>
          <table:table-cell table:formula="of:=IFERROR(2*[.H7]/[.I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9830" calcext:value-type="float">
            <text:p>10983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];[.P8];[.X8];[.AF8];[.AN8];[.AV8];[.BD8];[.BL8]);&quot;NA&quot;)" office:value-type="float" office:value="14.063" calcext:value-type="float">
            <text:p>14,063</text:p>
          </table:table-cell>
          <table:table-cell table:formula="of:=IFERROR(AVERAGE([.K8];[.Q8];[.Y8];[.AG8];[.AO8];[.AW8];[.BD8];[.BM8]);&quot;NA&quot;)" office:value-type="float" office:value="0.845360824742268" calcext:value-type="float">
            <text:p>0,8453608247422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IFERROR(([.F8]+[.G8]);&quot;NA&quot;)" office:value-type="float" office:value="97" calcext:value-type="float">
            <text:p>97</text:p>
          </table:table-cell>
          <table:table-cell table:formula="of:=[.H8]*0.343" office:value-type="float" office:value="14.063" calcext:value-type="float">
            <text:p>14,063</text:p>
          </table:table-cell>
          <table:table-cell table:formula="of:=IFERROR(2*[.H8]/[.I8];&quot;NA&quot;)" office:value-type="float" office:value="0.845360824742268" calcext:value-type="float">
            <text:p>0,84536082474226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0007" calcext:value-type="float">
            <text:p>110007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9];[.Q9];[.Y9];[.AG9];[.AO9];[.AW9];[.BD9];[.BM9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9]+[.G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]/[.I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1009" calcext:value-type="float">
            <text:p>11100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0];[.P10];[.X10];[.AF10];[.AN10];[.AV10];[.BD10];[.BL10]);&quot;NA&quot;)" office:value-type="float" office:value="14.749" calcext:value-type="float">
            <text:p>14,749</text:p>
          </table:table-cell>
          <table:table-cell table:formula="of:=IFERROR(AVERAGE([.K10];[.Q10];[.Y10];[.AG10];[.AO10];[.AW10];[.BD10];[.BM10]);&quot;NA&quot;)" office:value-type="float" office:value="0.803738317757009" calcext:value-type="float">
            <text:p>0,80373831775700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3" calcext:value-type="float">
            <text:p>43</text:p>
          </table:table-cell>
          <table:table-cell table:formula="of:=IFERROR(([.F10]+[.G10]);&quot;NA&quot;)" office:value-type="float" office:value="107" calcext:value-type="float">
            <text:p>107</text:p>
          </table:table-cell>
          <table:table-cell table:formula="of:=[.H10]*0.343" office:value-type="float" office:value="14.749" calcext:value-type="float">
            <text:p>14,749</text:p>
          </table:table-cell>
          <table:table-cell table:formula="of:=IFERROR(2*[.H10]/[.I10];&quot;NA&quot;)" office:value-type="float" office:value="0.803738317757009" calcext:value-type="float">
            <text:p>0,80373831775700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1211" calcext:value-type="float">
            <text:p>11121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1];[.P11];[.X11];[.AF11];[.AN11];[.AV11];[.BD11];[.BL11]);&quot;NA&quot;)" office:value-type="float" office:value="14.063" calcext:value-type="float">
            <text:p>14,063</text:p>
          </table:table-cell>
          <table:table-cell table:formula="of:=IFERROR(AVERAGE([.K11];[.Q11];[.Y11];[.AG11];[.AO11];[.AW11];[.BD11];[.BM11]);&quot;NA&quot;)" office:value-type="float" office:value="0.82" calcext:value-type="float">
            <text:p>0,8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1" calcext:value-type="float">
            <text:p>41</text:p>
          </table:table-cell>
          <table:table-cell table:formula="of:=IFERROR(([.F11]+[.G11]);&quot;NA&quot;)" office:value-type="float" office:value="100" calcext:value-type="float">
            <text:p>100</text:p>
          </table:table-cell>
          <table:table-cell table:formula="of:=[.H11]*0.343" office:value-type="float" office:value="14.063" calcext:value-type="float">
            <text:p>14,063</text:p>
          </table:table-cell>
          <table:table-cell table:formula="of:=IFERROR(2*[.H11]/[.I11];&quot;NA&quot;)" office:value-type="float" office:value="0.82" calcext:value-type="float">
            <text:p>0,8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1312" calcext:value-type="float">
            <text:p>11131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2];[.P12];[.X12];[.AF12];[.AN12];[.AV12];[.BD12];[.BL12]);&quot;NA&quot;)" office:value-type="float" office:value="20.923" calcext:value-type="float">
            <text:p>20,923</text:p>
          </table:table-cell>
          <table:table-cell table:formula="of:=IFERROR(AVERAGE([.K12];[.Q12];[.Y12];[.AG12];[.AO12];[.AW12];[.BD12];[.BM12]);&quot;NA&quot;)" office:value-type="float" office:value="0.884057971014493" calcext:value-type="float">
            <text:p>0,88405797101449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ERROR(([.F12]+[.G12]);&quot;NA&quot;)" office:value-type="float" office:value="138" calcext:value-type="float">
            <text:p>138</text:p>
          </table:table-cell>
          <table:table-cell table:formula="of:=[.H12]*0.343" office:value-type="float" office:value="20.923" calcext:value-type="float">
            <text:p>20,923</text:p>
          </table:table-cell>
          <table:table-cell table:formula="of:=IFERROR(2*[.H12]/[.I12];&quot;NA&quot;)" office:value-type="float" office:value="0.884057971014493" calcext:value-type="float">
            <text:p>0,88405797101449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3316" calcext:value-type="float">
            <text:p>11331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3];[.Q13];[.Y13];[.AG13];[.AO13];[.AW13];[.BD13];[.BM13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3]+[.G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]/[.I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4823" calcext:value-type="float">
            <text:p>11482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4];[.P14];[.X14];[.AF14];[.AN14];[.AV14];[.BD14];[.BL14]);&quot;NA&quot;)" office:value-type="float" office:value="19.208" calcext:value-type="float">
            <text:p>19,208</text:p>
          </table:table-cell>
          <table:table-cell table:formula="of:=IFERROR(AVERAGE([.K14];[.Q14];[.Y14];[.AG14];[.AO14];[.AW14];[.BD14];[.BM14]);&quot;NA&quot;)" office:value-type="float" office:value="0.918032786885246" calcext:value-type="float">
            <text:p>0,9180327868852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ERROR(([.F14]+[.G14]);&quot;NA&quot;)" office:value-type="float" office:value="122" calcext:value-type="float">
            <text:p>122</text:p>
          </table:table-cell>
          <table:table-cell table:formula="of:=[.H14]*0.343" office:value-type="float" office:value="19.208" calcext:value-type="float">
            <text:p>19,208</text:p>
          </table:table-cell>
          <table:table-cell table:formula="of:=IFERROR(2*[.H14]/[.I14];&quot;NA&quot;)" office:value-type="float" office:value="0.918032786885246" calcext:value-type="float">
            <text:p>0,91803278688524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8124" calcext:value-type="float">
            <text:p>11812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5];[.P15];[.X15];[.AF15];[.AN15];[.AV15];[.BD15];[.BL15]);&quot;NA&quot;)" office:value-type="float" office:value="14.749" calcext:value-type="float">
            <text:p>14,749</text:p>
          </table:table-cell>
          <table:table-cell table:formula="of:=IFERROR(AVERAGE([.K15];[.Q15];[.Y15];[.AG15];[.AO15];[.AW15];[.BD15];[.BM15]);&quot;NA&quot;)" office:value-type="float" office:value="0.924731182795699" calcext:value-type="float">
            <text:p>0,92473118279569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15]+[.G15]);&quot;NA&quot;)" office:value-type="float" office:value="93" calcext:value-type="float">
            <text:p>93</text:p>
          </table:table-cell>
          <table:table-cell table:formula="of:=[.H15]*0.343" office:value-type="float" office:value="14.749" calcext:value-type="float">
            <text:p>14,749</text:p>
          </table:table-cell>
          <table:table-cell table:formula="of:=IFERROR(2*[.H15]/[.I15];&quot;NA&quot;)" office:value-type="float" office:value="0.924731182795699" calcext:value-type="float">
            <text:p>0,92473118279569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9126" calcext:value-type="float">
            <text:p>11912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6];[.P16];[.X16];[.AF16];[.AN16];[.AV16];[.BD16];[.BL16]);&quot;NA&quot;)" office:value-type="float" office:value="20.237" calcext:value-type="float">
            <text:p>20,237</text:p>
          </table:table-cell>
          <table:table-cell table:formula="of:=IFERROR(AVERAGE([.K16];[.Q16];[.Y16];[.AG16];[.AO16];[.AW16];[.BD16];[.BM16]);&quot;NA&quot;)" office:value-type="float" office:value="0.830985915492958" calcext:value-type="float">
            <text:p>0,8309859154929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ERROR(([.F16]+[.G16]);&quot;NA&quot;)" office:value-type="float" office:value="142" calcext:value-type="float">
            <text:p>142</text:p>
          </table:table-cell>
          <table:table-cell table:formula="of:=[.H16]*0.343" office:value-type="float" office:value="20.237" calcext:value-type="float">
            <text:p>20,237</text:p>
          </table:table-cell>
          <table:table-cell table:formula="of:=IFERROR(2*[.H16]/[.I16];&quot;NA&quot;)" office:value-type="float" office:value="0.830985915492958" calcext:value-type="float">
            <text:p>0,83098591549295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0414" calcext:value-type="float">
            <text:p>12041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7];[.P17];[.X17];[.AF17];[.AN17];[.AV17];[.BD17];[.BL17]);&quot;NA&quot;)" office:value-type="float" office:value="11.662" calcext:value-type="float">
            <text:p>11,662</text:p>
          </table:table-cell>
          <table:table-cell table:formula="of:=IFERROR(AVERAGE([.K17];[.Q17];[.Y17];[.AG17];[.AO17];[.AW17];[.BD17];[.BM17]);&quot;NA&quot;)" office:value-type="float" office:value="0.860759493670886" calcext:value-type="float">
            <text:p>0,86075949367088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ERROR(([.F17]+[.G17]);&quot;NA&quot;)" office:value-type="float" office:value="79" calcext:value-type="float">
            <text:p>79</text:p>
          </table:table-cell>
          <table:table-cell table:formula="of:=[.H17]*0.343" office:value-type="float" office:value="11.662" calcext:value-type="float">
            <text:p>11,662</text:p>
          </table:table-cell>
          <table:table-cell table:formula="of:=IFERROR(2*[.H17]/[.I17];&quot;NA&quot;)" office:value-type="float" office:value="0.860759493670886" calcext:value-type="float">
            <text:p>0,86075949367088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2822" calcext:value-type="float">
            <text:p>12282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8];[.P18];[.X18];[.AF18];[.AN18];[.AV18];[.BD18];[.BL18]);&quot;NA&quot;)" office:value-type="float" office:value="16.121" calcext:value-type="float">
            <text:p>16,121</text:p>
          </table:table-cell>
          <table:table-cell table:formula="of:=IFERROR(AVERAGE([.K18];[.Q18];[.Y18];[.AG18];[.AO18];[.AW18];[.BD18];[.BM18]);&quot;NA&quot;)" office:value-type="float" office:value="0.886792452830189" calcext:value-type="float">
            <text:p>0,8867924528301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ERROR(([.F18]+[.G18]);&quot;NA&quot;)" office:value-type="float" office:value="106" calcext:value-type="float">
            <text:p>106</text:p>
          </table:table-cell>
          <table:table-cell table:formula="of:=[.H18]*0.343" office:value-type="float" office:value="16.121" calcext:value-type="float">
            <text:p>16,121</text:p>
          </table:table-cell>
          <table:table-cell table:formula="of:=IFERROR(2*[.H18]/[.I18];&quot;NA&quot;)" office:value-type="float" office:value="0.886792452830189" calcext:value-type="float">
            <text:p>0,88679245283018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3723" calcext:value-type="float">
            <text:p>12372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9];[.P19];[.X19];[.AF19];[.AN19];[.AV19];[.BD19];[.BL19]);&quot;NA&quot;)" office:value-type="float" office:value="22.981" calcext:value-type="float">
            <text:p>22,981</text:p>
          </table:table-cell>
          <table:table-cell table:formula="of:=IFERROR(AVERAGE([.K19];[.Q19];[.Y19];[.AG19];[.AO19];[.AW19];[.BD19];[.BM19]);&quot;NA&quot;)" office:value-type="float" office:value="0.893333333333333" calcext:value-type="float">
            <text:p>0,89333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IFERROR(([.F19]+[.G19]);&quot;NA&quot;)" office:value-type="float" office:value="150" calcext:value-type="float">
            <text:p>150</text:p>
          </table:table-cell>
          <table:table-cell table:formula="of:=[.H19]*0.343" office:value-type="float" office:value="22.981" calcext:value-type="float">
            <text:p>22,981</text:p>
          </table:table-cell>
          <table:table-cell table:formula="of:=IFERROR(2*[.H19]/[.I19];&quot;NA&quot;)" office:value-type="float" office:value="0.893333333333333" calcext:value-type="float">
            <text:p>0,89333333333333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4422" calcext:value-type="float">
            <text:p>12442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20];[.P20];[.X20];[.AF20];[.AN20];[.AV20];[.BD20];[.BL20]);&quot;NA&quot;)" office:value-type="float" office:value="29.155" calcext:value-type="float">
            <text:p>29,155</text:p>
          </table:table-cell>
          <table:table-cell table:formula="of:=IFERROR(AVERAGE([.K20];[.Q20];[.Y20];[.AG20];[.AO20];[.AW20];[.BD20];[.BM20]);&quot;NA&quot;)" office:value-type="float" office:value="0.955056179775281" calcext:value-type="float">
            <text:p>0,95505617977528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ERROR(([.F20]+[.G20]);&quot;NA&quot;)" office:value-type="float" office:value="178" calcext:value-type="float">
            <text:p>178</text:p>
          </table:table-cell>
          <table:table-cell table:formula="of:=[.H20]*0.343" office:value-type="float" office:value="29.155" calcext:value-type="float">
            <text:p>29,155</text:p>
          </table:table-cell>
          <table:table-cell table:formula="of:=IFERROR(2*[.H20]/[.I20];&quot;NA&quot;)" office:value-type="float" office:value="0.955056179775281" calcext:value-type="float">
            <text:p>0,95505617977528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5222" calcext:value-type="float">
            <text:p>12522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1];[.P21];[.X21];[.AF21];[.AN21];[.AV21];[.BD21];[.BL21]);&quot;NA&quot;)" office:value-type="float" office:value="10.29" calcext:value-type="float">
            <text:p>10,29</text:p>
          </table:table-cell>
          <table:table-cell table:formula="of:=IFERROR(AVERAGE([.K21];[.Q21];[.Y21];[.AG21];[.AO21];[.AW21];[.BD21];[.BM21]);&quot;NA&quot;)" office:value-type="float" office:value="0.909090909090909" calcext:value-type="float">
            <text:p>0,90909090909090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IFERROR(([.F21]+[.G21]);&quot;NA&quot;)" office:value-type="float" office:value="66" calcext:value-type="float">
            <text:p>66</text:p>
          </table:table-cell>
          <table:table-cell table:formula="of:=[.H21]*0.343" office:value-type="float" office:value="10.29" calcext:value-type="float">
            <text:p>10,29</text:p>
          </table:table-cell>
          <table:table-cell table:formula="of:=IFERROR(2*[.H21]/[.I21];&quot;NA&quot;)" office:value-type="float" office:value="0.909090909090909" calcext:value-type="float">
            <text:p>0,90909090909090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5424" calcext:value-type="float">
            <text:p>12542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2];[.P22];[.X22];[.AF22];[.AN22];[.AV22];[.BD22];[.BL22]);&quot;NA&quot;)" office:value-type="float" office:value="15.435" calcext:value-type="float">
            <text:p>15,435</text:p>
          </table:table-cell>
          <table:table-cell table:formula="of:=IFERROR(AVERAGE([.K22];[.Q22];[.Y22];[.AG22];[.AO22];[.AW22];[.BD22];[.BM22]);&quot;NA&quot;)" office:value-type="float" office:value="0.957446808510638" calcext:value-type="float">
            <text:p>0,9574468085106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45" calcext:value-type="float">
            <text:p>45</text:p>
          </table:table-cell>
          <table:table-cell table:formula="of:=IFERROR(([.F22]+[.G22]);&quot;NA&quot;)" office:value-type="float" office:value="94" calcext:value-type="float">
            <text:p>94</text:p>
          </table:table-cell>
          <table:table-cell table:formula="of:=[.H22]*0.343" office:value-type="float" office:value="15.435" calcext:value-type="float">
            <text:p>15,435</text:p>
          </table:table-cell>
          <table:table-cell table:formula="of:=IFERROR(2*[.H22]/[.I22];&quot;NA&quot;)" office:value-type="float" office:value="0.957446808510638" calcext:value-type="float">
            <text:p>0,95744680851063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5525" calcext:value-type="float">
            <text:p>12552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23];[.P23];[.X23];[.AF23];[.AN23];[.AV23];[.BD23];[.BL23]);&quot;NA&quot;)" office:value-type="float" office:value="20.237" calcext:value-type="float">
            <text:p>20,237</text:p>
          </table:table-cell>
          <table:table-cell table:formula="of:=IFERROR(AVERAGE([.K23];[.Q23];[.Y23];[.AG23];[.AO23];[.AW23];[.BD23];[.BM23]);&quot;NA&quot;)" office:value-type="float" office:value="0.959349593495935" calcext:value-type="float">
            <text:p>0,95934959349593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ERROR(([.F23]+[.G23]);&quot;NA&quot;)" office:value-type="float" office:value="123" calcext:value-type="float">
            <text:p>123</text:p>
          </table:table-cell>
          <table:table-cell table:formula="of:=[.H23]*0.343" office:value-type="float" office:value="20.237" calcext:value-type="float">
            <text:p>20,237</text:p>
          </table:table-cell>
          <table:table-cell table:formula="of:=IFERROR(2*[.H23]/[.I23];&quot;NA&quot;)" office:value-type="float" office:value="0.959349593495935" calcext:value-type="float">
            <text:p>0,95934959349593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7226" calcext:value-type="float">
            <text:p>12722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4];[.P24];[.X24];[.AF24];[.AN24];[.AV24];[.BD24];[.BL24]);&quot;NA&quot;)" office:value-type="float" office:value="6.174" calcext:value-type="float">
            <text:p>6,174</text:p>
          </table:table-cell>
          <table:table-cell table:formula="of:=IFERROR(AVERAGE([.K24];[.Q24];[.Y24];[.AG24];[.AO24];[.AW24];[.BD24];[.BM24]);&quot;NA&quot;)" office:value-type="float" office:value="0.837209302325581" calcext:value-type="float">
            <text:p>0,837209302325581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IFERROR(([.F24]+[.G24]);&quot;NA&quot;)" office:value-type="float" office:value="43" calcext:value-type="float">
            <text:p>43</text:p>
          </table:table-cell>
          <table:table-cell table:formula="of:=[.H24]*0.343" office:value-type="float" office:value="6.174" calcext:value-type="float">
            <text:p>6,174</text:p>
          </table:table-cell>
          <table:table-cell table:formula="of:=IFERROR(2*[.H24]/[.I24];&quot;NA&quot;)" office:value-type="float" office:value="0.837209302325581" calcext:value-type="float">
            <text:p>0,83720930232558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7832" calcext:value-type="float">
            <text:p>12783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5];[.P25];[.X25];[.AF25];[.AN25];[.AV25];[.BD25];[.BL25]);&quot;NA&quot;)" office:value-type="float" office:value="12.005" calcext:value-type="float">
            <text:p>12,005</text:p>
          </table:table-cell>
          <table:table-cell table:formula="of:=IFERROR(AVERAGE([.K25];[.Q25];[.Y25];[.AG25];[.AO25];[.AW25];[.BD25];[.BM25]);&quot;NA&quot;)" office:value-type="float" office:value="0.843373493975904" calcext:value-type="float">
            <text:p>0,84337349397590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F25]+[.G25]);&quot;NA&quot;)" office:value-type="float" office:value="83" calcext:value-type="float">
            <text:p>83</text:p>
          </table:table-cell>
          <table:table-cell table:formula="of:=[.H25]*0.343" office:value-type="float" office:value="12.005" calcext:value-type="float">
            <text:p>12,005</text:p>
          </table:table-cell>
          <table:table-cell table:formula="of:=IFERROR(2*[.H25]/[.I25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0316" calcext:value-type="float">
            <text:p>13031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6];[.P26];[.X26];[.AF26];[.AN26];[.AV26];[.BD26];[.BL26]);&quot;NA&quot;)" office:value-type="float" office:value="12.691" calcext:value-type="float">
            <text:p>12,691</text:p>
          </table:table-cell>
          <table:table-cell table:formula="of:=IFERROR(AVERAGE([.K26];[.Q26];[.Y26];[.AG26];[.AO26];[.AW26];[.BD26];[.BM26]);&quot;NA&quot;)" office:value-type="float" office:value="0.813186813186813" calcext:value-type="float">
            <text:p>0,81318681318681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7" calcext:value-type="float">
            <text:p>37</text:p>
          </table:table-cell>
          <table:table-cell table:formula="of:=IFERROR(([.F26]+[.G26]);&quot;NA&quot;)" office:value-type="float" office:value="91" calcext:value-type="float">
            <text:p>91</text:p>
          </table:table-cell>
          <table:table-cell table:formula="of:=[.H26]*0.343" office:value-type="float" office:value="12.691" calcext:value-type="float">
            <text:p>12,691</text:p>
          </table:table-cell>
          <table:table-cell table:formula="of:=IFERROR(2*[.H26]/[.I26];&quot;NA&quot;)" office:value-type="float" office:value="0.813186813186813" calcext:value-type="float">
            <text:p>0,81318681318681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0417" calcext:value-type="float">
            <text:p>13041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7];[.P27];[.X27];[.AF27];[.AN27];[.AV27];[.BD27];[.BL27]);&quot;NA&quot;)" office:value-type="float" office:value="4.802" calcext:value-type="float">
            <text:p>4,802</text:p>
          </table:table-cell>
          <table:table-cell table:formula="of:=IFERROR(AVERAGE([.K27];[.Q27];[.Y27];[.AG27];[.AO27];[.AW27];[.BD27];[.BM27]);&quot;NA&quot;)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4" calcext:value-type="float">
            <text:p>14</text:p>
          </table:table-cell>
          <table:table-cell table:formula="of:=IFERROR(([.F27]+[.G27]);&quot;NA&quot;)" office:value-type="float" office:value="35" calcext:value-type="float">
            <text:p>35</text:p>
          </table:table-cell>
          <table:table-cell table:formula="of:=[.H27]*0.343" office:value-type="float" office:value="4.802" calcext:value-type="float">
            <text:p>4,802</text:p>
          </table:table-cell>
          <table:table-cell table:formula="of:=IFERROR(2*[.H27]/[.I2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0720" calcext:value-type="float">
            <text:p>130720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28];[.P28];[.X28];[.AF28];[.AN28];[.AV28];[.BD28];[.BL28]);&quot;NA&quot;)" office:value-type="float" office:value="19.894" calcext:value-type="float">
            <text:p>19,894</text:p>
          </table:table-cell>
          <table:table-cell table:formula="of:=IFERROR(AVERAGE([.K28];[.Q28];[.Y28];[.AG28];[.AO28];[.AW28];[.BD28];[.BM28]);&quot;NA&quot;)" office:value-type="float" office:value="0.865671641791045" calcext:value-type="float">
            <text:p>0,86567164179104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ERROR(([.F28]+[.G28]);&quot;NA&quot;)" office:value-type="float" office:value="134" calcext:value-type="float">
            <text:p>134</text:p>
          </table:table-cell>
          <table:table-cell table:formula="of:=[.H28]*0.343" office:value-type="float" office:value="19.894" calcext:value-type="float">
            <text:p>19,894</text:p>
          </table:table-cell>
          <table:table-cell table:formula="of:=IFERROR(2*[.H28]/[.I28];&quot;NA&quot;)" office:value-type="float" office:value="0.865671641791045" calcext:value-type="float">
            <text:p>0,86567164179104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4021" calcext:value-type="float">
            <text:p>13402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29];[.P29];[.X29];[.AF29];[.AN29];[.AV29];[.BD29];[.BL29]);&quot;NA&quot;)" office:value-type="float" office:value="16.807" calcext:value-type="float">
            <text:p>16,807</text:p>
          </table:table-cell>
          <table:table-cell table:formula="of:=IFERROR(AVERAGE([.K29];[.Q29];[.Y29];[.AG29];[.AO29];[.AW29];[.BD29];[.BM29]);&quot;NA&quot;)" office:value-type="float" office:value="0.942307692307692" calcext:value-type="float">
            <text:p>0,9423076923076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IFERROR(([.F29]+[.G29]);&quot;NA&quot;)" office:value-type="float" office:value="104" calcext:value-type="float">
            <text:p>104</text:p>
          </table:table-cell>
          <table:table-cell table:formula="of:=[.H29]*0.343" office:value-type="float" office:value="16.807" calcext:value-type="float">
            <text:p>16,807</text:p>
          </table:table-cell>
          <table:table-cell table:formula="of:=IFERROR(2*[.H29]/[.I29];&quot;NA&quot;)" office:value-type="float" office:value="0.942307692307692" calcext:value-type="float">
            <text:p>0,94230769230769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4728" calcext:value-type="float">
            <text:p>134728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0];[.Q30];[.Y30];[.AG30];[.AO30];[.AW30];[.BD30];[.BM30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0]+[.G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0]/[.I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5528" calcext:value-type="float">
            <text:p>135528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31];[.P31];[.X31];[.AF31];[.AN31];[.AV31];[.BD31];[.BL31]);&quot;NA&quot;)" office:value-type="float" office:value="15.778" calcext:value-type="float">
            <text:p>15,778</text:p>
          </table:table-cell>
          <table:table-cell table:formula="of:=IFERROR(AVERAGE([.K31];[.Q31];[.Y31];[.AG31];[.AO31];[.AW31];[.BD31];[.BM31]);&quot;NA&quot;)" office:value-type="float" office:value="0.814159292035398" calcext:value-type="float">
            <text:p>0,81415929203539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ERROR(([.F31]+[.G31]);&quot;NA&quot;)" office:value-type="float" office:value="113" calcext:value-type="float">
            <text:p>113</text:p>
          </table:table-cell>
          <table:table-cell table:formula="of:=[.H31]*0.343" office:value-type="float" office:value="15.778" calcext:value-type="float">
            <text:p>15,778</text:p>
          </table:table-cell>
          <table:table-cell table:formula="of:=IFERROR(2*[.H31]/[.I31];&quot;NA&quot;)" office:value-type="float" office:value="0.814159292035398" calcext:value-type="float">
            <text:p>0,81415929203539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9233" calcext:value-type="float">
            <text:p>139233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2];[.Q32];[.Y32];[.AG32];[.AO32];[.AW32];[.BD32];[.BM32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2]+[.G3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2]/[.I3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4125" calcext:value-type="float">
            <text:p>14412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33];[.P33];[.X33];[.AF33];[.AN33];[.AV33];[.BD33];[.BL33]);&quot;NA&quot;)" office:value-type="float" office:value="8.575" calcext:value-type="float">
            <text:p>8,575</text:p>
          </table:table-cell>
          <table:table-cell table:formula="of:=IFERROR(AVERAGE([.K33];[.Q33];[.Y33];[.AG33];[.AO33];[.AW33];[.BD33];[.BM33]);&quot;NA&quot;)" office:value-type="float" office:value="0.943396226415094" calcext:value-type="float">
            <text:p>0,94339622641509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33]+[.G33]);&quot;NA&quot;)" office:value-type="float" office:value="53" calcext:value-type="float">
            <text:p>53</text:p>
          </table:table-cell>
          <table:table-cell table:formula="of:=[.H33]*0.343" office:value-type="float" office:value="8.575" calcext:value-type="float">
            <text:p>8,575</text:p>
          </table:table-cell>
          <table:table-cell table:formula="of:=IFERROR(2*[.H33]/[.I33];&quot;NA&quot;)" office:value-type="float" office:value="0.943396226415094" calcext:value-type="float">
            <text:p>0,94339622641509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6533" calcext:value-type="float">
            <text:p>146533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4];[.Q34];[.Y34];[.AG34];[.AO34];[.AW34];[.BD34];[.BM34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4]+[.G3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4]/[.I3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7030" calcext:value-type="float">
            <text:p>147030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5];[.Q35];[.Y35];[.AG35];[.AO35];[.AW35];[.BD35];[.BM3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5]+[.G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5]/[.I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7636" calcext:value-type="float">
            <text:p>14763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6];[.Q36];[.Y36];[.AG36];[.AO36];[.AW36];[.BD36];[.BM36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6]+[.G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6]/[.I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1728" calcext:value-type="float">
            <text:p>151728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37];[.P37];[.X37];[.AF37];[.AN37];[.AV37];[.BD37];[.BL37]);&quot;NA&quot;)" office:value-type="float" office:value="21.952" calcext:value-type="float">
            <text:p>21,952</text:p>
          </table:table-cell>
          <table:table-cell table:formula="of:=IFERROR(AVERAGE([.K37];[.Q37];[.Y37];[.AG37];[.AO37];[.AW37];[.BD37];[.BM37]);&quot;NA&quot;)" office:value-type="float" office:value="0.882758620689655" calcext:value-type="float">
            <text:p>0,8827586206896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37]+[.G37]);&quot;NA&quot;)" office:value-type="float" office:value="145" calcext:value-type="float">
            <text:p>145</text:p>
          </table:table-cell>
          <table:table-cell table:formula="of:=[.H37]*0.343" office:value-type="float" office:value="21.952" calcext:value-type="float">
            <text:p>21,952</text:p>
          </table:table-cell>
          <table:table-cell table:formula="of:=IFERROR(2*[.H37]/[.I37];&quot;NA&quot;)" office:value-type="float" office:value="0.882758620689655" calcext:value-type="float">
            <text:p>0,88275862068965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3126" calcext:value-type="float">
            <text:p>15312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38];[.Q38];[.Y38];[.AG38];[.AO38];[.AW38];[.BD38];[.BM38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38]+[.G3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8]/[.I3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4229" calcext:value-type="float">
            <text:p>15422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39];[.P39];[.X39];[.AF39];[.AN39];[.AV39];[.BD39];[.BL39]);&quot;NA&quot;)" office:value-type="float" office:value="10.29" calcext:value-type="float">
            <text:p>10,29</text:p>
          </table:table-cell>
          <table:table-cell table:formula="of:=IFERROR(AVERAGE([.K39];[.Q39];[.Y39];[.AG39];[.AO39];[.AW39];[.BD39];[.BM39]);&quot;NA&quot;)" office:value-type="float" office:value="0.857142857142857" calcext:value-type="float">
            <text:p>0,857142857142857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ERROR(([.F39]+[.G39]);&quot;NA&quot;)" office:value-type="float" office:value="70" calcext:value-type="float">
            <text:p>70</text:p>
          </table:table-cell>
          <table:table-cell table:formula="of:=[.H39]*0.343" office:value-type="float" office:value="10.29" calcext:value-type="float">
            <text:p>10,29</text:p>
          </table:table-cell>
          <table:table-cell table:formula="of:=IFERROR(2*[.H39]/[.I39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4532" calcext:value-type="float">
            <text:p>15453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40];[.P40];[.X40];[.AF40];[.AN40];[.AV40];[.BD40];[.BL40]);&quot;NA&quot;)" office:value-type="float" office:value="19.208" calcext:value-type="float">
            <text:p>19,208</text:p>
          </table:table-cell>
          <table:table-cell table:formula="of:=IFERROR(AVERAGE([.K40];[.Q40];[.Y40];[.AG40];[.AO40];[.AW40];[.BD40];[.BM40]);&quot;NA&quot;)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6" office:value-type="float" office:value="56" calcext:value-type="float">
            <text:p>56</text:p>
          </table:table-cell>
          <table:table-cell table:formula="of:=IFERROR(([.F40]+[.G40]);&quot;NA&quot;)" office:value-type="float" office:value="112" calcext:value-type="float">
            <text:p>112</text:p>
          </table:table-cell>
          <table:table-cell table:formula="of:=[.H40]*0.343" office:value-type="float" office:value="19.208" calcext:value-type="float">
            <text:p>19,208</text:p>
          </table:table-cell>
          <table:table-cell table:formula="of:=IFERROR(2*[.H40]/[.I40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9239" calcext:value-type="float">
            <text:p>15923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41];[.P41];[.X41];[.AF41];[.AN41];[.AV41];[.BD41];[.BL41]);&quot;NA&quot;)" office:value-type="float" office:value="18.865" calcext:value-type="float">
            <text:p>18,865</text:p>
          </table:table-cell>
          <table:table-cell table:formula="of:=IFERROR(AVERAGE([.K41];[.Q41];[.Y41];[.AG41];[.AO41];[.AW41];[.BD41];[.BM41]);&quot;NA&quot;)" office:value-type="float" office:value="0.88" calcext:value-type="float">
            <text:p>0,8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IFERROR(([.F41]+[.G41]);&quot;NA&quot;)" office:value-type="float" office:value="125" calcext:value-type="float">
            <text:p>125</text:p>
          </table:table-cell>
          <table:table-cell table:formula="of:=[.H41]*0.343" office:value-type="float" office:value="18.865" calcext:value-type="float">
            <text:p>18,865</text:p>
          </table:table-cell>
          <table:table-cell table:formula="of:=IFERROR(2*[.H41]/[.I41];&quot;NA&quot;)" office:value-type="float" office:value="0.88" calcext:value-type="float">
            <text:p>0,8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2733" calcext:value-type="float">
            <text:p>16273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42];[.P42];[.X42];[.AF42];[.AN42];[.AV42];[.BD42];[.BL42]);&quot;NA&quot;)" office:value-type="float" office:value="13.377" calcext:value-type="float">
            <text:p>13,377</text:p>
          </table:table-cell>
          <table:table-cell table:formula="of:=IFERROR(AVERAGE([.K42];[.Q42];[.Y42];[.AG42];[.AO42];[.AW42];[.BD42];[.BM42]);&quot;NA&quot;)" office:value-type="float" office:value="0.951219512195122" calcext:value-type="float">
            <text:p>0,95121951219512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ERROR(([.F42]+[.G42]);&quot;NA&quot;)" office:value-type="float" office:value="82" calcext:value-type="float">
            <text:p>82</text:p>
          </table:table-cell>
          <table:table-cell table:formula="of:=[.H42]*0.343" office:value-type="float" office:value="13.377" calcext:value-type="float">
            <text:p>13,377</text:p>
          </table:table-cell>
          <table:table-cell table:formula="of:=IFERROR(2*[.H42]/[.I42];&quot;NA&quot;)" office:value-type="float" office:value="0.951219512195122" calcext:value-type="float">
            <text:p>0,95121951219512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4030" calcext:value-type="float">
            <text:p>164030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43];[.P43];[.X43];[.AF43];[.AN43];[.AV43];[.BD43];[.BL43]);&quot;NA&quot;)" office:value-type="float" office:value="16.464" calcext:value-type="float">
            <text:p>16,464</text:p>
          </table:table-cell>
          <table:table-cell table:formula="of:=IFERROR(AVERAGE([.K43];[.Q43];[.Y43];[.AG43];[.AO43];[.AW43];[.BD43];[.BM43]);&quot;NA&quot;)" office:value-type="float" office:value="0.96" calcext:value-type="float">
            <text:p>0,9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43]+[.G43]);&quot;NA&quot;)" office:value-type="float" office:value="100" calcext:value-type="float">
            <text:p>100</text:p>
          </table:table-cell>
          <table:table-cell table:formula="of:=[.H43]*0.343" office:value-type="float" office:value="16.464" calcext:value-type="float">
            <text:p>16,464</text:p>
          </table:table-cell>
          <table:table-cell table:formula="of:=IFERROR(2*[.H43]/[.I43];&quot;NA&quot;)" office:value-type="float" office:value="0.96" calcext:value-type="float">
            <text:p>0,9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4939" calcext:value-type="float">
            <text:p>164939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44];[.Q44];[.Y44];[.AG44];[.AO44];[.AW44];[.BD44];[.BM44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44]+[.G4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4]/[.I4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7238" calcext:value-type="float">
            <text:p>167238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45];[.P45];[.X45];[.AF45];[.AN45];[.AV45];[.BD45];[.BL45]);&quot;NA&quot;)" office:value-type="float" office:value="25.382" calcext:value-type="float">
            <text:p>25,382</text:p>
          </table:table-cell>
          <table:table-cell table:formula="of:=IFERROR(AVERAGE([.K45];[.Q45];[.Y45];[.AG45];[.AO45];[.AW45];[.BD45];[.BM45]);&quot;NA&quot;)" office:value-type="float" office:value="0.86046511627907" calcext:value-type="float">
            <text:p>0,8604651162790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IFERROR(([.F45]+[.G45]);&quot;NA&quot;)" office:value-type="float" office:value="172" calcext:value-type="float">
            <text:p>172</text:p>
          </table:table-cell>
          <table:table-cell table:formula="of:=[.H45]*0.343" office:value-type="float" office:value="25.382" calcext:value-type="float">
            <text:p>25,382</text:p>
          </table:table-cell>
          <table:table-cell table:formula="of:=IFERROR(2*[.H45]/[.I45];&quot;NA&quot;)" office:value-type="float" office:value="0.86046511627907" calcext:value-type="float">
            <text:p>0,8604651162790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9949" calcext:value-type="float">
            <text:p>16994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46];[.P46];[.X46];[.AF46];[.AN46];[.AV46];[.BD46];[.BL46]);&quot;NA&quot;)" office:value-type="float" office:value="25.039" calcext:value-type="float">
            <text:p>25,039</text:p>
          </table:table-cell>
          <table:table-cell table:formula="of:=IFERROR(AVERAGE([.K46];[.Q46];[.Y46];[.AG46];[.AO46];[.AW46];[.BD46];[.BM46]);&quot;NA&quot;)" office:value-type="float" office:value="0.848837209302326" calcext:value-type="float">
            <text:p>0,84883720930232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formula="of:=IFERROR(([.F46]+[.G46]);&quot;NA&quot;)" office:value-type="float" office:value="172" calcext:value-type="float">
            <text:p>172</text:p>
          </table:table-cell>
          <table:table-cell table:formula="of:=[.H46]*0.343" office:value-type="float" office:value="25.039" calcext:value-type="float">
            <text:p>25,039</text:p>
          </table:table-cell>
          <table:table-cell table:formula="of:=IFERROR(2*[.H46]/[.I46];&quot;NA&quot;)" office:value-type="float" office:value="0.848837209302326" calcext:value-type="float">
            <text:p>0,84883720930232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3940" calcext:value-type="float">
            <text:p>173940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47];[.Q47];[.Y47];[.AG47];[.AO47];[.AW47];[.BD47];[.BM47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47]+[.G4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7]/[.I4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4437" calcext:value-type="float">
            <text:p>17443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48];[.P48];[.X48];[.AF48];[.AN48];[.AV48];[.BD48];[.BL48]);&quot;NA&quot;)" office:value-type="float" office:value="27.097" calcext:value-type="float">
            <text:p>27,097</text:p>
          </table:table-cell>
          <table:table-cell table:formula="of:=IFERROR(AVERAGE([.K48];[.Q48];[.Y48];[.AG48];[.AO48];[.AW48];[.BD48];[.BM48]);&quot;NA&quot;)" office:value-type="float" office:value="0.923976608187135" calcext:value-type="float">
            <text:p>0,92397660818713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ERROR(([.F48]+[.G48]);&quot;NA&quot;)" office:value-type="float" office:value="171" calcext:value-type="float">
            <text:p>171</text:p>
          </table:table-cell>
          <table:table-cell table:formula="of:=[.H48]*0.343" office:value-type="float" office:value="27.097" calcext:value-type="float">
            <text:p>27,097</text:p>
          </table:table-cell>
          <table:table-cell table:formula="of:=IFERROR(2*[.H48]/[.I48];&quot;NA&quot;)" office:value-type="float" office:value="0.923976608187135" calcext:value-type="float">
            <text:p>0,92397660818713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8950" calcext:value-type="float">
            <text:p>178950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49];[.P49];[.X49];[.AF49];[.AN49];[.AV49];[.BD49];[.BL49]);&quot;NA&quot;)" office:value-type="float" office:value="15.435" calcext:value-type="float">
            <text:p>15,435</text:p>
          </table:table-cell>
          <table:table-cell table:formula="of:=IFERROR(AVERAGE([.K49];[.Q49];[.Y49];[.AG49];[.AO49];[.AW49];[.BD49];[.BM49]);&quot;NA&quot;)" office:value-type="float" office:value="0.841121495327103" calcext:value-type="float">
            <text:p>0,84112149532710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ERROR(([.F49]+[.G49]);&quot;NA&quot;)" office:value-type="float" office:value="107" calcext:value-type="float">
            <text:p>107</text:p>
          </table:table-cell>
          <table:table-cell table:formula="of:=[.H49]*0.343" office:value-type="float" office:value="15.435" calcext:value-type="float">
            <text:p>15,435</text:p>
          </table:table-cell>
          <table:table-cell table:formula="of:=IFERROR(2*[.H49]/[.I49];&quot;NA&quot;)" office:value-type="float" office:value="0.841121495327103" calcext:value-type="float">
            <text:p>0,84112149532710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9346" calcext:value-type="float">
            <text:p>17934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50];[.Q50];[.Y50];[.AG50];[.AO50];[.AW50];[.BD50];[.BM50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50]+[.G5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0]/[.I5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0129" calcext:value-type="float">
            <text:p>18012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51];[.P51];[.X51];[.AF51];[.AN51];[.AV51];[.BD51];[.BL51]);&quot;NA&quot;)" office:value-type="float" office:value="13.034" calcext:value-type="float">
            <text:p>13,034</text:p>
          </table:table-cell>
          <table:table-cell table:formula="of:=IFERROR(AVERAGE([.K51];[.Q51];[.Y51];[.AG51];[.AO51];[.AW51];[.BD51];[.BM51]);&quot;NA&quot;)" office:value-type="float" office:value="0.8" calcext:value-type="float">
            <text:p>0,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38" calcext:value-type="float">
            <text:p>38</text:p>
          </table:table-cell>
          <table:table-cell table:formula="of:=IFERROR(([.F51]+[.G51]);&quot;NA&quot;)" office:value-type="float" office:value="95" calcext:value-type="float">
            <text:p>95</text:p>
          </table:table-cell>
          <table:table-cell table:formula="of:=[.H51]*0.343" office:value-type="float" office:value="13.034" calcext:value-type="float">
            <text:p>13,034</text:p>
          </table:table-cell>
          <table:table-cell table:formula="of:=IFERROR(2*[.H51]/[.I51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0432" calcext:value-type="float">
            <text:p>18043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52];[.P52];[.X52];[.AF52];[.AN52];[.AV52];[.BD52];[.BL52]);&quot;NA&quot;)" office:value-type="float" office:value="20.237" calcext:value-type="float">
            <text:p>20,237</text:p>
          </table:table-cell>
          <table:table-cell table:formula="of:=IFERROR(AVERAGE([.K52];[.Q52];[.Y52];[.AG52];[.AO52];[.AW52];[.BD52];[.BM52]);&quot;NA&quot;)" office:value-type="float" office:value="0.842857142857143" calcext:value-type="float">
            <text:p>0,84285714285714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IFERROR(([.F52]+[.G52]);&quot;NA&quot;)" office:value-type="float" office:value="140" calcext:value-type="float">
            <text:p>140</text:p>
          </table:table-cell>
          <table:table-cell table:formula="of:=[.H52]*0.343" office:value-type="float" office:value="20.237" calcext:value-type="float">
            <text:p>20,237</text:p>
          </table:table-cell>
          <table:table-cell table:formula="of:=IFERROR(2*[.H52]/[.I52];&quot;NA&quot;)" office:value-type="float" office:value="0.842857142857143" calcext:value-type="float">
            <text:p>0,84285714285714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2739" calcext:value-type="float">
            <text:p>18273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53];[.P53];[.X53];[.AF53];[.AN53];[.AV53];[.BD53];[.BL53]);&quot;NA&quot;)" office:value-type="float" office:value="6.174" calcext:value-type="float">
            <text:p>6,174</text:p>
          </table:table-cell>
          <table:table-cell table:formula="of:=IFERROR(AVERAGE([.K53];[.Q53];[.Y53];[.AG53];[.AO53];[.AW53];[.BD53];[.BM53]);&quot;NA&quot;)" office:value-type="float" office:value="0.947368421052632" calcext:value-type="float">
            <text:p>0,9473684210526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ERROR(([.F53]+[.G53]);&quot;NA&quot;)" office:value-type="float" office:value="38" calcext:value-type="float">
            <text:p>38</text:p>
          </table:table-cell>
          <table:table-cell table:formula="of:=[.H53]*0.343" office:value-type="float" office:value="6.174" calcext:value-type="float">
            <text:p>6,174</text:p>
          </table:table-cell>
          <table:table-cell table:formula="of:=IFERROR(2*[.H53]/[.I53];&quot;NA&quot;)" office:value-type="float" office:value="0.947368421052632" calcext:value-type="float">
            <text:p>0,94736842105263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3034" calcext:value-type="float">
            <text:p>18303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54];[.P54];[.X54];[.AF54];[.AN54];[.AV54];[.BD54];[.BL54]);&quot;NA&quot;)" office:value-type="float" office:value="13.034" calcext:value-type="float">
            <text:p>13,034</text:p>
          </table:table-cell>
          <table:table-cell table:formula="of:=IFERROR(AVERAGE([.K54];[.Q54];[.Y54];[.AG54];[.AO54];[.AW54];[.BD54];[.BM54]);&quot;NA&quot;)" office:value-type="float" office:value="0.853932584269663" calcext:value-type="float">
            <text:p>0,853932584269663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formula="of:=IFERROR(([.F54]+[.G54]);&quot;NA&quot;)" office:value-type="float" office:value="89" calcext:value-type="float">
            <text:p>89</text:p>
          </table:table-cell>
          <table:table-cell table:formula="of:=[.H54]*0.343" office:value-type="float" office:value="13.034" calcext:value-type="float">
            <text:p>13,034</text:p>
          </table:table-cell>
          <table:table-cell table:formula="of:=IFERROR(2*[.H54]/[.I54];&quot;NA&quot;)" office:value-type="float" office:value="0.853932584269663" calcext:value-type="float">
            <text:p>0,85393258426966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5038" calcext:value-type="float">
            <text:p>185038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55];[.Q55];[.Y55];[.AG55];[.AO55];[.AW55];[.BD55];[.BM5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55]+[.G5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5]/[.I5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5442" calcext:value-type="float">
            <text:p>18544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56];[.P56];[.X56];[.AF56];[.AN56];[.AV56];[.BD56];[.BL56]);&quot;NA&quot;)" office:value-type="float" office:value="12.348" calcext:value-type="float">
            <text:p>12,348</text:p>
          </table:table-cell>
          <table:table-cell table:formula="of:=IFERROR(AVERAGE([.K56];[.Q56];[.Y56];[.AG56];[.AO56];[.AW56];[.BD56];[.BM56]);&quot;NA&quot;)" office:value-type="float" office:value="0.878048780487805" calcext:value-type="float">
            <text:p>0,878048780487805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F56]+[.G56]);&quot;NA&quot;)" office:value-type="float" office:value="82" calcext:value-type="float">
            <text:p>82</text:p>
          </table:table-cell>
          <table:table-cell table:formula="of:=[.H56]*0.343" office:value-type="float" office:value="12.348" calcext:value-type="float">
            <text:p>12,348</text:p>
          </table:table-cell>
          <table:table-cell table:formula="of:=IFERROR(2*[.H56]/[.I56];&quot;NA&quot;)" office:value-type="float" office:value="0.878048780487805" calcext:value-type="float">
            <text:p>0,87804878048780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6141" calcext:value-type="float">
            <text:p>186141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57];[.Q57];[.Y57];[.AG57];[.AO57];[.AW57];[.BD57];[.BM57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57]+[.G5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7]/[.I5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8145" calcext:value-type="float">
            <text:p>188145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58];[.Q58];[.Y58];[.AG58];[.AO58];[.AW58];[.BD58];[.BM58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58]+[.G5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8]/[.I5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9450" calcext:value-type="float">
            <text:p>189450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59];[.Q59];[.Y59];[.AG59];[.AO59];[.AW59];[.BD59];[.BM59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59]+[.G5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9]/[.I5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91033" calcext:value-type="float">
            <text:p>19103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60];[.P60];[.X60];[.AF60];[.AN60];[.AV60];[.BD60];[.BL60]);&quot;NA&quot;)" office:value-type="float" office:value="16.807" calcext:value-type="float">
            <text:p>16,807</text:p>
          </table:table-cell>
          <table:table-cell table:formula="of:=IFERROR(AVERAGE([.K60];[.Q60];[.Y60];[.AG60];[.AO60];[.AW60];[.BD60];[.BM60]);&quot;NA&quot;)" office:value-type="float" office:value="0.924528301886793" calcext:value-type="float">
            <text:p>0,924528301886793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IFERROR(([.F60]+[.G60]);&quot;NA&quot;)" office:value-type="float" office:value="106" calcext:value-type="float">
            <text:p>106</text:p>
          </table:table-cell>
          <table:table-cell table:formula="of:=[.H60]*0.343" office:value-type="float" office:value="16.807" calcext:value-type="float">
            <text:p>16,807</text:p>
          </table:table-cell>
          <table:table-cell table:formula="of:=IFERROR(2*[.H60]/[.I60];&quot;NA&quot;)" office:value-type="float" office:value="0.924528301886793" calcext:value-type="float">
            <text:p>0,92452830188679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91235" calcext:value-type="float">
            <text:p>19123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61];[.P61];[.X61];[.AF61];[.AN61];[.AV61];[.BD61];[.BL61]);&quot;NA&quot;)" office:value-type="float" office:value="15.435" calcext:value-type="float">
            <text:p>15,435</text:p>
          </table:table-cell>
          <table:table-cell table:formula="of:=IFERROR(AVERAGE([.K61];[.Q61];[.Y61];[.AG61];[.AO61];[.AW61];[.BD61];[.BM61]);&quot;NA&quot;)"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ERROR(([.F61]+[.G61]);&quot;NA&quot;)" office:value-type="float" office:value="100" calcext:value-type="float">
            <text:p>100</text:p>
          </table:table-cell>
          <table:table-cell table:formula="of:=[.H61]*0.343" office:value-type="float" office:value="15.435" calcext:value-type="float">
            <text:p>15,435</text:p>
          </table:table-cell>
          <table:table-cell table:formula="of:=IFERROR(2*[.H61]/[.I61];&quot;NA&quot;)" office:value-type="float" office:value="0.9" calcext:value-type="float">
            <text:p>0,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92035" calcext:value-type="float">
            <text:p>19203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62];[.P62];[.X62];[.AF62];[.AN62];[.AV62];[.BD62];[.BL62]);&quot;NA&quot;)" office:value-type="float" office:value="15.778" calcext:value-type="float">
            <text:p>15,778</text:p>
          </table:table-cell>
          <table:table-cell table:formula="of:=IFERROR(AVERAGE([.K62];[.Q62];[.Y62];[.AG62];[.AO62];[.AW62];[.BD62];[.BM62]);&quot;NA&quot;)" office:value-type="float" office:value="0.807017543859649" calcext:value-type="float">
            <text:p>0,80701754385964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62]+[.G62]);&quot;NA&quot;)" office:value-type="float" office:value="114" calcext:value-type="float">
            <text:p>114</text:p>
          </table:table-cell>
          <table:table-cell table:formula="of:=[.H62]*0.343" office:value-type="float" office:value="15.778" calcext:value-type="float">
            <text:p>15,778</text:p>
          </table:table-cell>
          <table:table-cell table:formula="of:=IFERROR(2*[.H62]/[.I62];&quot;NA&quot;)" office:value-type="float" office:value="0.807017543859649" calcext:value-type="float">
            <text:p>0,80701754385964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92136" calcext:value-type="float">
            <text:p>19213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63];[.P63];[.X63];[.AF63];[.AN63];[.AV63];[.BD63];[.BL63]);&quot;NA&quot;)" office:value-type="float" office:value="11.662" calcext:value-type="float">
            <text:p>11,662</text:p>
          </table:table-cell>
          <table:table-cell table:formula="of:=IFERROR(AVERAGE([.K63];[.Q63];[.Y63];[.AG63];[.AO63];[.AW63];[.BD63];[.BM63]);&quot;NA&quot;)" office:value-type="float" office:value="0.883116883116883" calcext:value-type="float">
            <text:p>0,883116883116883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IFERROR(([.F63]+[.G63]);&quot;NA&quot;)" office:value-type="float" office:value="77" calcext:value-type="float">
            <text:p>77</text:p>
          </table:table-cell>
          <table:table-cell table:formula="of:=[.H63]*0.343" office:value-type="float" office:value="11.662" calcext:value-type="float">
            <text:p>11,662</text:p>
          </table:table-cell>
          <table:table-cell table:formula="of:=IFERROR(2*[.H63]/[.I63];&quot;NA&quot;)" office:value-type="float" office:value="0.883116883116883" calcext:value-type="float">
            <text:p>0,88311688311688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94746" calcext:value-type="float">
            <text:p>19474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64];[.Q64];[.Y64];[.AG64];[.AO64];[.AW64];[.BD64];[.BM64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64]+[.G6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4]/[.I6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98451" calcext:value-type="float">
            <text:p>19845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65];[.P65];[.X65];[.AF65];[.AN65];[.AV65];[.BD65];[.BL65]);&quot;NA&quot;)" office:value-type="float" office:value="8.918" calcext:value-type="float">
            <text:p>8,918</text:p>
          </table:table-cell>
          <table:table-cell table:formula="of:=IFERROR(AVERAGE([.K65];[.Q65];[.Y65];[.AG65];[.AO65];[.AW65];[.BD65];[.BM65]);&quot;NA&quot;)" office:value-type="float" office:value="0.8125" calcext:value-type="float">
            <text:p>0,8125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formula="of:=IFERROR(([.F65]+[.G65]);&quot;NA&quot;)" office:value-type="float" office:value="64" calcext:value-type="float">
            <text:p>64</text:p>
          </table:table-cell>
          <table:table-cell table:formula="of:=[.H65]*0.343" office:value-type="float" office:value="8.918" calcext:value-type="float">
            <text:p>8,918</text:p>
          </table:table-cell>
          <table:table-cell table:formula="of:=IFERROR(2*[.H65]/[.I65];&quot;NA&quot;)" office:value-type="float" office:value="0.8125" calcext:value-type="float">
            <text:p>0,812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00917" calcext:value-type="float">
            <text:p>20091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66];[.P66];[.X66];[.AF66];[.AN66];[.AV66];[.BD66];[.BL66]);&quot;NA&quot;)" office:value-type="float" office:value="22.295" calcext:value-type="float">
            <text:p>22,295</text:p>
          </table:table-cell>
          <table:table-cell table:formula="of:=IFERROR(AVERAGE([.K66];[.Q66];[.Y66];[.AG66];[.AO66];[.AW66];[.BD66];[.BM66]);&quot;NA&quot;)" office:value-type="float" office:value="0.935251798561151" calcext:value-type="float">
            <text:p>0,93525179856115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ERROR(([.F66]+[.G66]);&quot;NA&quot;)" office:value-type="float" office:value="139" calcext:value-type="float">
            <text:p>139</text:p>
          </table:table-cell>
          <table:table-cell table:formula="of:=[.H66]*0.343" office:value-type="float" office:value="22.295" calcext:value-type="float">
            <text:p>22,295</text:p>
          </table:table-cell>
          <table:table-cell table:formula="of:=IFERROR(2*[.H66]/[.I66];&quot;NA&quot;)" office:value-type="float" office:value="0.935251798561151" calcext:value-type="float">
            <text:p>0,93525179856115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01111" calcext:value-type="float">
            <text:p>201111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67];[.Q67];[.Y67];[.AG67];[.AO67];[.AW67];[.BD67];[.BM67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67]+[.G6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7]/[.I6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01515" calcext:value-type="float">
            <text:p>201515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68];[.Q68];[.Y68];[.AG68];[.AO68];[.AW68];[.BD68];[.BM68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68]+[.G6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8]/[.I6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04218" calcext:value-type="float">
            <text:p>204218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ILOBAR/BROAD</text:p>
          </table:table-cell>
          <table:table-cell table:formula="of:=IFERROR(AVERAGE([.J69];[.P69];[.X69];[.AF69];[.AN69];[.AV69];[.BD69];[.BL69]);&quot;NA&quot;)" office:value-type="float" office:value="41.503" calcext:value-type="float">
            <text:p>41,503</text:p>
          </table:table-cell>
          <table:table-cell table:formula="of:=IFERROR(AVERAGE([.K69];[.Q69];[.Y69];[.AG69];[.AO69];[.AW69];[.BD69];[.BM69]);&quot;NA&quot;)" office:value-type="float" office:value="0.96031746031746" calcext:value-type="float">
            <text:p>0,96031746031746</text:p>
          </table:table-cell>
          <table:table-cell table:style-name="ce6"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ERROR(([.F69]+[.G69]);&quot;NA&quot;)" office:value-type="float" office:value="252" calcext:value-type="float">
            <text:p>252</text:p>
          </table:table-cell>
          <table:table-cell table:formula="of:=[.H69]*0.343" office:value-type="float" office:value="41.503" calcext:value-type="float">
            <text:p>41,503</text:p>
          </table:table-cell>
          <table:table-cell table:formula="of:=IFERROR(2*[.H69]/[.I69];&quot;NA&quot;)" office:value-type="float" office:value="0.96031746031746" calcext:value-type="float">
            <text:p>0,9603174603174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05119" calcext:value-type="float">
            <text:p>20511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0];[.P70];[.X70];[.AF70];[.AN70];[.AV70];[.BD70];[.BL70]);&quot;NA&quot;)" office:value-type="float" office:value="20.923" calcext:value-type="float">
            <text:p>20,923</text:p>
          </table:table-cell>
          <table:table-cell table:formula="of:=IFERROR(AVERAGE([.K70];[.Q70];[.Y70];[.AG70];[.AO70];[.AW70];[.BD70];[.BM70]);&quot;NA&quot;)" office:value-type="float" office:value="0.953125" calcext:value-type="float">
            <text:p>0,9531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formula="of:=IFERROR(([.F70]+[.G70]);&quot;NA&quot;)" office:value-type="float" office:value="128" calcext:value-type="float">
            <text:p>128</text:p>
          </table:table-cell>
          <table:table-cell table:formula="of:=[.H70]*0.343" office:value-type="float" office:value="20.923" calcext:value-type="float">
            <text:p>20,923</text:p>
          </table:table-cell>
          <table:table-cell table:formula="of:=IFERROR(2*[.H70]/[.I70];&quot;NA&quot;)" office:value-type="float" office:value="0.953125" calcext:value-type="float">
            <text:p>0,95312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10112" calcext:value-type="float">
            <text:p>21011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1];[.P71];[.X71];[.AF71];[.AN71];[.AV71];[.BD71];[.BL71]);&quot;NA&quot;)" office:value-type="float" office:value="17.15" calcext:value-type="float">
            <text:p>17,15</text:p>
          </table:table-cell>
          <table:table-cell table:formula="of:=IFERROR(AVERAGE([.K71];[.Q71];[.Y71];[.AG71];[.AO71];[.AW71];[.BD71];[.BM71]);&quot;NA&quot;)" office:value-type="float" office:value="0.884955752212389" calcext:value-type="float">
            <text:p>0,88495575221238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ERROR(([.F71]+[.G71]);&quot;NA&quot;)" office:value-type="float" office:value="113" calcext:value-type="float">
            <text:p>113</text:p>
          </table:table-cell>
          <table:table-cell table:formula="of:=[.H71]*0.343" office:value-type="float" office:value="17.15" calcext:value-type="float">
            <text:p>17,15</text:p>
          </table:table-cell>
          <table:table-cell table:formula="of:=IFERROR(2*[.H71]/[.I71];&quot;NA&quot;)" office:value-type="float" office:value="0.884955752212389" calcext:value-type="float">
            <text:p>0,88495575221238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12015" calcext:value-type="float">
            <text:p>21201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2];[.P72];[.X72];[.AF72];[.AN72];[.AV72];[.BD72];[.BL72]);&quot;NA&quot;)" office:value-type="float" office:value="6.517" calcext:value-type="float">
            <text:p>6,517</text:p>
          </table:table-cell>
          <table:table-cell table:formula="of:=IFERROR(AVERAGE([.K72];[.Q72];[.Y72];[.AG72];[.AO72];[.AW72];[.BD72];[.BM72]);&quot;NA&quot;)" office:value-type="float" office:value="0.808510638297872" calcext:value-type="float">
            <text:p>0,80851063829787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IFERROR(([.F72]+[.G72]);&quot;NA&quot;)" office:value-type="float" office:value="47" calcext:value-type="float">
            <text:p>47</text:p>
          </table:table-cell>
          <table:table-cell table:formula="of:=[.H72]*0.343" office:value-type="float" office:value="6.517" calcext:value-type="float">
            <text:p>6,517</text:p>
          </table:table-cell>
          <table:table-cell table:formula="of:=IFERROR(2*[.H72]/[.I72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14221" calcext:value-type="float">
            <text:p>21422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3];[.P73];[.X73];[.AF73];[.AN73];[.AV73];[.BD73];[.BL73]);&quot;NA&quot;)" office:value-type="float" office:value="12.005" calcext:value-type="float">
            <text:p>12,005</text:p>
          </table:table-cell>
          <table:table-cell table:formula="of:=IFERROR(AVERAGE([.K73];[.Q73];[.Y73];[.AG73];[.AO73];[.AW73];[.BD73];[.BM73]);&quot;NA&quot;)" office:value-type="float" office:value="0.843373493975904" calcext:value-type="float">
            <text:p>0,84337349397590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ERROR(([.F73]+[.G73]);&quot;NA&quot;)" office:value-type="float" office:value="83" calcext:value-type="float">
            <text:p>83</text:p>
          </table:table-cell>
          <table:table-cell table:formula="of:=[.H73]*0.343" office:value-type="float" office:value="12.005" calcext:value-type="float">
            <text:p>12,005</text:p>
          </table:table-cell>
          <table:table-cell table:formula="of:=IFERROR(2*[.H73]/[.I73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14423" calcext:value-type="float">
            <text:p>214423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74];[.Q74];[.Y74];[.AG74];[.AO74];[.AW74];[.BD74];[.BM74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74]+[.G7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74]/[.I7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20721" calcext:value-type="float">
            <text:p>22072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75];[.P75];[.X75];[.AF75];[.AN75];[.AV75];[.BD75];[.BL75]);&quot;NA&quot;)" office:value-type="float" office:value="16.464" calcext:value-type="float">
            <text:p>16,464</text:p>
          </table:table-cell>
          <table:table-cell table:formula="of:=IFERROR(AVERAGE([.K75];[.Q75];[.Y75];[.AG75];[.AO75];[.AW75];[.BD75];[.BM75]);&quot;NA&quot;)" office:value-type="float" office:value="0.872727272727273" calcext:value-type="float">
            <text:p>0,87272727272727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75]+[.G75]);&quot;NA&quot;)" office:value-type="float" office:value="110" calcext:value-type="float">
            <text:p>110</text:p>
          </table:table-cell>
          <table:table-cell table:formula="of:=[.H75]*0.343" office:value-type="float" office:value="16.464" calcext:value-type="float">
            <text:p>16,464</text:p>
          </table:table-cell>
          <table:table-cell table:formula="of:=IFERROR(2*[.H75]/[.I75];&quot;NA&quot;)" office:value-type="float" office:value="0.872727272727273" calcext:value-type="float">
            <text:p>0,87272727272727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31928" calcext:value-type="float">
            <text:p>231928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6];[.P76];[.X76];[.AF76];[.AN76];[.AV76];[.BD76];[.BL76]);&quot;NA&quot;)" office:value-type="float" office:value="9.604" calcext:value-type="float">
            <text:p>9,604</text:p>
          </table:table-cell>
          <table:table-cell table:formula="of:=IFERROR(AVERAGE([.K76];[.Q76];[.Y76];[.AG76];[.AO76];[.AW76];[.BD76];[.BM76]);&quot;NA&quot;)" office:value-type="float" office:value="0.823529411764706" calcext:value-type="float">
            <text:p>0,8235294117647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ERROR(([.F76]+[.G76]);&quot;NA&quot;)" office:value-type="float" office:value="68" calcext:value-type="float">
            <text:p>68</text:p>
          </table:table-cell>
          <table:table-cell table:formula="of:=[.H76]*0.343" office:value-type="float" office:value="9.604" calcext:value-type="float">
            <text:p>9,604</text:p>
          </table:table-cell>
          <table:table-cell table:formula="of:=IFERROR(2*[.H76]/[.I76];&quot;NA&quot;)" office:value-type="float" office:value="0.823529411764706" calcext:value-type="float">
            <text:p>0,82352941176470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33326" calcext:value-type="float">
            <text:p>23332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7];[.P77];[.X77];[.AF77];[.AN77];[.AV77];[.BD77];[.BL77]);&quot;NA&quot;)" office:value-type="float" office:value="15.435" calcext:value-type="float">
            <text:p>15,435</text:p>
          </table:table-cell>
          <table:table-cell table:formula="of:=IFERROR(AVERAGE([.K77];[.Q77];[.Y77];[.AG77];[.AO77];[.AW77];[.BD77];[.BM77]);&quot;NA&quot;)" office:value-type="float" office:value="0.857142857142857" calcext:value-type="float">
            <text:p>0,85714285714285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IFERROR(([.F77]+[.G77]);&quot;NA&quot;)" office:value-type="float" office:value="105" calcext:value-type="float">
            <text:p>105</text:p>
          </table:table-cell>
          <table:table-cell table:formula="of:=[.H77]*0.343" office:value-type="float" office:value="15.435" calcext:value-type="float">
            <text:p>15,435</text:p>
          </table:table-cell>
          <table:table-cell table:formula="of:=IFERROR(2*[.H77]/[.I77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95146" calcext:value-type="float">
            <text:p>29514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8];[.P78];[.X78];[.AF78];[.AN78];[.AV78];[.BD78];[.BL78]);&quot;NA&quot;)" office:value-type="float" office:value="19.551" calcext:value-type="float">
            <text:p>19,551</text:p>
          </table:table-cell>
          <table:table-cell table:formula="of:=IFERROR(AVERAGE([.K78];[.Q78];[.Y78];[.AG78];[.AO78];[.AW78];[.BD78];[.BM78]);&quot;NA&quot;)" office:value-type="float" office:value="0.870229007633588" calcext:value-type="float">
            <text:p>0,8702290076335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ERROR(([.F78]+[.G78]);&quot;NA&quot;)" office:value-type="float" office:value="131" calcext:value-type="float">
            <text:p>131</text:p>
          </table:table-cell>
          <table:table-cell table:formula="of:=[.H78]*0.343" office:value-type="float" office:value="19.551" calcext:value-type="float">
            <text:p>19,551</text:p>
          </table:table-cell>
          <table:table-cell table:formula="of:=IFERROR(2*[.H78]/[.I78];&quot;NA&quot;)" office:value-type="float" office:value="0.870229007633588" calcext:value-type="float">
            <text:p>0,87022900763358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298051" calcext:value-type="float">
            <text:p>29805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79];[.P79];[.X79];[.AF79];[.AN79];[.AV79];[.BD79];[.BL79]);&quot;NA&quot;)" office:value-type="float" office:value="17.15" calcext:value-type="float">
            <text:p>17,15</text:p>
          </table:table-cell>
          <table:table-cell table:formula="of:=IFERROR(AVERAGE([.K79];[.Q79];[.Y79];[.AG79];[.AO79];[.AW79];[.BD79];[.BM79]);&quot;NA&quot;)" office:value-type="float" office:value="0.87719298245614" calcext:value-type="float">
            <text:p>0,8771929824561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IFERROR(([.F79]+[.G79]);&quot;NA&quot;)" office:value-type="float" office:value="114" calcext:value-type="float">
            <text:p>114</text:p>
          </table:table-cell>
          <table:table-cell table:formula="of:=[.H79]*0.343" office:value-type="float" office:value="17.15" calcext:value-type="float">
            <text:p>17,15</text:p>
          </table:table-cell>
          <table:table-cell table:formula="of:=IFERROR(2*[.H79]/[.I79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00719" calcext:value-type="float">
            <text:p>30071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0];[.P80];[.X80];[.AF80];[.AN80];[.AV80];[.BD80];[.BL80]);&quot;NA&quot;)" office:value-type="float" office:value="7.889" calcext:value-type="float">
            <text:p>7,889</text:p>
          </table:table-cell>
          <table:table-cell table:formula="of:=IFERROR(AVERAGE([.K80];[.Q80];[.Y80];[.AG80];[.AO80];[.AW80];[.BD80];[.BM80]);&quot;NA&quot;)" office:value-type="float" office:value="0.851851851851852" calcext:value-type="float">
            <text:p>0,8518518518518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ERROR(([.F80]+[.G80]);&quot;NA&quot;)" office:value-type="float" office:value="54" calcext:value-type="float">
            <text:p>54</text:p>
          </table:table-cell>
          <table:table-cell table:formula="of:=[.H80]*0.343" office:value-type="float" office:value="7.889" calcext:value-type="float">
            <text:p>7,889</text:p>
          </table:table-cell>
          <table:table-cell table:formula="of:=IFERROR(2*[.H80]/[.I80];&quot;NA&quot;)" office:value-type="float" office:value="0.851851851851852" calcext:value-type="float">
            <text:p>0,85185185185185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03119" calcext:value-type="float">
            <text:p>303119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81];[.Q81];[.Y81];[.AG81];[.AO81];[.AW81];[.BD81];[.BM81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81]+[.G8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81]/[.I8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04727" calcext:value-type="float">
            <text:p>30472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2];[.P82];[.X82];[.AF82];[.AN82];[.AV82];[.BD82];[.BL82]);&quot;NA&quot;)" office:value-type="float" office:value="12.691" calcext:value-type="float">
            <text:p>12,691</text:p>
          </table:table-cell>
          <table:table-cell table:formula="of:=IFERROR(AVERAGE([.K82];[.Q82];[.Y82];[.AG82];[.AO82];[.AW82];[.BD82];[.BM82]);&quot;NA&quot;)" office:value-type="float" office:value="0.831460674157303" calcext:value-type="float">
            <text:p>0,83146067415730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7" calcext:value-type="float">
            <text:p>37</text:p>
          </table:table-cell>
          <table:table-cell table:formula="of:=IFERROR(([.F82]+[.G82]);&quot;NA&quot;)" office:value-type="float" office:value="89" calcext:value-type="float">
            <text:p>89</text:p>
          </table:table-cell>
          <table:table-cell table:formula="of:=[.H82]*0.343" office:value-type="float" office:value="12.691" calcext:value-type="float">
            <text:p>12,691</text:p>
          </table:table-cell>
          <table:table-cell table:formula="of:=IFERROR(2*[.H82]/[.I82];&quot;NA&quot;)" office:value-type="float" office:value="0.831460674157303" calcext:value-type="float">
            <text:p>0,83146067415730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08331" calcext:value-type="float">
            <text:p>30833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3];[.P83];[.X83];[.AF83];[.AN83];[.AV83];[.BD83];[.BL83]);&quot;NA&quot;)" office:value-type="float" office:value="15.435" calcext:value-type="float">
            <text:p>15,435</text:p>
          </table:table-cell>
          <table:table-cell table:formula="of:=IFERROR(AVERAGE([.K83];[.Q83];[.Y83];[.AG83];[.AO83];[.AW83];[.BD83];[.BM83]);&quot;NA&quot;)" office:value-type="float" office:value="0.810810810810811" calcext:value-type="float">
            <text:p>0,81081081081081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5" calcext:value-type="float">
            <text:p>45</text:p>
          </table:table-cell>
          <table:table-cell table:formula="of:=IFERROR(([.F83]+[.G83]);&quot;NA&quot;)" office:value-type="float" office:value="111" calcext:value-type="float">
            <text:p>111</text:p>
          </table:table-cell>
          <table:table-cell table:formula="of:=[.H83]*0.343" office:value-type="float" office:value="15.435" calcext:value-type="float">
            <text:p>15,435</text:p>
          </table:table-cell>
          <table:table-cell table:formula="of:=IFERROR(2*[.H83]/[.I83];&quot;NA&quot;)" office:value-type="float" office:value="0.810810810810811" calcext:value-type="float">
            <text:p>0,81081081081081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14225" calcext:value-type="float">
            <text:p>31422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4];[.P84];[.X84];[.AF84];[.AN84];[.AV84];[.BD84];[.BL84]);&quot;NA&quot;)" office:value-type="float" office:value="16.807" calcext:value-type="float">
            <text:p>16,807</text:p>
          </table:table-cell>
          <table:table-cell table:formula="of:=IFERROR(AVERAGE([.K84];[.Q84];[.Y84];[.AG84];[.AO84];[.AW84];[.BD84];[.BM84]);&quot;NA&quot;)" office:value-type="float" office:value="0.882882882882883" calcext:value-type="float">
            <text:p>0,88288288288288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9" calcext:value-type="float">
            <text:p>49</text:p>
          </table:table-cell>
          <table:table-cell table:formula="of:=IFERROR(([.F84]+[.G84]);&quot;NA&quot;)" office:value-type="float" office:value="111" calcext:value-type="float">
            <text:p>111</text:p>
          </table:table-cell>
          <table:table-cell table:formula="of:=[.H84]*0.343" office:value-type="float" office:value="16.807" calcext:value-type="float">
            <text:p>16,807</text:p>
          </table:table-cell>
          <table:table-cell table:formula="of:=IFERROR(2*[.H84]/[.I84];&quot;NA&quot;)" office:value-type="float" office:value="0.882882882882883" calcext:value-type="float">
            <text:p>0,88288288288288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18637" calcext:value-type="float">
            <text:p>31863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5];[.P85];[.X85];[.AF85];[.AN85];[.AV85];[.BD85];[.BL85]);&quot;NA&quot;)" office:value-type="float" office:value="21.952" calcext:value-type="float">
            <text:p>21,952</text:p>
          </table:table-cell>
          <table:table-cell table:formula="of:=IFERROR(AVERAGE([.K85];[.Q85];[.Y85];[.AG85];[.AO85];[.AW85];[.BD85];[.BM85]);&quot;NA&quot;)" office:value-type="float" office:value="0.853333333333333" calcext:value-type="float">
            <text:p>0,85333333333333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formula="of:=IFERROR(([.F85]+[.G85]);&quot;NA&quot;)" office:value-type="float" office:value="150" calcext:value-type="float">
            <text:p>150</text:p>
          </table:table-cell>
          <table:table-cell table:formula="of:=[.H85]*0.343" office:value-type="float" office:value="21.952" calcext:value-type="float">
            <text:p>21,952</text:p>
          </table:table-cell>
          <table:table-cell table:formula="of:=IFERROR(2*[.H85]/[.I85];&quot;NA&quot;)" office:value-type="float" office:value="0.853333333333333" calcext:value-type="float">
            <text:p>0,85333333333333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29844" calcext:value-type="float">
            <text:p>32984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6];[.P86];[.X86];[.AF86];[.AN86];[.AV86];[.BD86];[.BL86]);&quot;NA&quot;)" office:value-type="float" office:value="13.034" calcext:value-type="float">
            <text:p>13,034</text:p>
          </table:table-cell>
          <table:table-cell table:formula="of:=IFERROR(AVERAGE([.K86];[.Q86];[.Y86];[.AG86];[.AO86];[.AW86];[.BD86];[.BM86]);&quot;NA&quot;)" office:value-type="float" office:value="0.808510638297872" calcext:value-type="float">
            <text:p>0,80851063829787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formula="of:=IFERROR(([.F86]+[.G86]);&quot;NA&quot;)" office:value-type="float" office:value="94" calcext:value-type="float">
            <text:p>94</text:p>
          </table:table-cell>
          <table:table-cell table:formula="of:=[.H86]*0.343" office:value-type="float" office:value="13.034" calcext:value-type="float">
            <text:p>13,034</text:p>
          </table:table-cell>
          <table:table-cell table:formula="of:=IFERROR(2*[.H86]/[.I86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49244" calcext:value-type="float">
            <text:p>34924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7];[.P87];[.X87];[.AF87];[.AN87];[.AV87];[.BD87];[.BL87]);&quot;NA&quot;)" office:value-type="float" office:value="6.86" calcext:value-type="float">
            <text:p>6,86</text:p>
          </table:table-cell>
          <table:table-cell table:formula="of:=IFERROR(AVERAGE([.K87];[.Q87];[.Y87];[.AG87];[.AO87];[.AW87];[.BD87];[.BM87]);&quot;NA&quot;)" office:value-type="float" office:value="0.952380952380952" calcext:value-type="float">
            <text:p>0,952380952380952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formula="of:=IFERROR(([.F87]+[.G87]);&quot;NA&quot;)" office:value-type="float" office:value="42" calcext:value-type="float">
            <text:p>42</text:p>
          </table:table-cell>
          <table:table-cell table:formula="of:=[.H87]*0.343" office:value-type="float" office:value="6.86" calcext:value-type="float">
            <text:p>6,86</text:p>
          </table:table-cell>
          <table:table-cell table:formula="of:=IFERROR(2*[.H87]/[.I87];&quot;NA&quot;)" office:value-type="float" office:value="0.952380952380952" calcext:value-type="float">
            <text:p>0,95238095238095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68753" calcext:value-type="float">
            <text:p>36875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88];[.P88];[.X88];[.AF88];[.AN88];[.AV88];[.BD88];[.BL88]);&quot;NA&quot;)" office:value-type="float" office:value="15.092" calcext:value-type="float">
            <text:p>15,092</text:p>
          </table:table-cell>
          <table:table-cell table:formula="of:=IFERROR(AVERAGE([.K88];[.Q88];[.Y88];[.AG88];[.AO88];[.AW88];[.BD88];[.BM88]);&quot;NA&quot;)" office:value-type="float" office:value="0.822429906542056" calcext:value-type="float">
            <text:p>0,8224299065420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formula="of:=IFERROR(([.F88]+[.G88]);&quot;NA&quot;)" office:value-type="float" office:value="107" calcext:value-type="float">
            <text:p>107</text:p>
          </table:table-cell>
          <table:table-cell table:formula="of:=[.H88]*0.343" office:value-type="float" office:value="15.092" calcext:value-type="float">
            <text:p>15,092</text:p>
          </table:table-cell>
          <table:table-cell table:formula="of:=IFERROR(2*[.H88]/[.I88];&quot;NA&quot;)" office:value-type="float" office:value="0.822429906542056" calcext:value-type="float">
            <text:p>0,82242990654205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76247" calcext:value-type="float">
            <text:p>37624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89];[.P89];[.X89];[.AF89];[.AN89];[.AV89];[.BD89];[.BL89]);&quot;NA&quot;)" office:value-type="float" office:value="22.638" calcext:value-type="float">
            <text:p>22,638</text:p>
          </table:table-cell>
          <table:table-cell table:formula="of:=IFERROR(AVERAGE([.K89];[.Q89];[.Y89];[.AG89];[.AO89];[.AW89];[.BD89];[.BM89]);&quot;NA&quot;)" office:value-type="float" office:value="0.868421052631579" calcext:value-type="float">
            <text:p>0,868421052631579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6" calcext:value-type="float">
            <text:p>66</text:p>
          </table:table-cell>
          <table:table-cell table:formula="of:=IFERROR(([.F89]+[.G89]);&quot;NA&quot;)" office:value-type="float" office:value="152" calcext:value-type="float">
            <text:p>152</text:p>
          </table:table-cell>
          <table:table-cell table:formula="of:=[.H89]*0.343" office:value-type="float" office:value="22.638" calcext:value-type="float">
            <text:p>22,638</text:p>
          </table:table-cell>
          <table:table-cell table:formula="of:=IFERROR(2*[.H89]/[.I89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78756" calcext:value-type="float">
            <text:p>37875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90];[.Q90];[.Y90];[.AG90];[.AO90];[.AW90];[.BD90];[.BM90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90]+[.G9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0]/[.I9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395756" calcext:value-type="float">
            <text:p>39575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91];[.P91];[.X91];[.AF91];[.AN91];[.AV91];[.BD91];[.BL91]);&quot;NA&quot;)" office:value-type="float" office:value="6.517" calcext:value-type="float">
            <text:p>6,517</text:p>
          </table:table-cell>
          <table:table-cell table:formula="of:=IFERROR(AVERAGE([.K91];[.Q91];[.Y91];[.AG91];[.AO91];[.AW91];[.BD91];[.BM91]);&quot;NA&quot;)" office:value-type="float" office:value="1" calcext:value-type="float">
            <text:p>1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formula="of:=IFERROR(([.F91]+[.G91]);&quot;NA&quot;)" office:value-type="float" office:value="38" calcext:value-type="float">
            <text:p>38</text:p>
          </table:table-cell>
          <table:table-cell table:formula="of:=[.H91]*0.343" office:value-type="float" office:value="6.517" calcext:value-type="float">
            <text:p>6,517</text:p>
          </table:table-cell>
          <table:table-cell table:formula="of:=IFERROR(2*[.H91]/[.I91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412528" calcext:value-type="float">
            <text:p>412528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92];[.Q92];[.Y92];[.AG92];[.AO92];[.AW92];[.BD92];[.BM92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92]+[.G9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2]/[.I9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436845" calcext:value-type="float">
            <text:p>43684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 </text:p>
          </table:table-cell>
          <table:table-cell table:formula="of:=IFERROR(AVERAGE([.J93];[.P93];[.X93];[.AF93];[.AN93];[.AV93];[.BD93];[.BL93]);&quot;NA&quot;)" office:value-type="float" office:value="14.749" calcext:value-type="float">
            <text:p>14,749</text:p>
          </table:table-cell>
          <table:table-cell table:formula="of:=IFERROR(AVERAGE([.K93];[.Q93];[.Y93];[.AG93];[.AO93];[.AW93];[.BD93];[.BM93]);&quot;NA&quot;)" office:value-type="float" office:value="0.88659793814433" calcext:value-type="float">
            <text:p>0,8865979381443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93]+[.G93]);&quot;NA&quot;)" office:value-type="float" office:value="97" calcext:value-type="float">
            <text:p>97</text:p>
          </table:table-cell>
          <table:table-cell table:formula="of:=[.H93]*0.343" office:value-type="float" office:value="14.749" calcext:value-type="float">
            <text:p>14,749</text:p>
          </table:table-cell>
          <table:table-cell table:formula="of:=IFERROR(2*[.H93]/[.I93];&quot;NA&quot;)" office:value-type="float" office:value="0.88659793814433" calcext:value-type="float">
            <text:p>0,8865979381443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453542" calcext:value-type="float">
            <text:p>45354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94];[.P94];[.X94];[.AF94];[.AN94];[.AV94];[.BD94];[.BL94]);&quot;NA&quot;)" office:value-type="float" office:value="28.812" calcext:value-type="float">
            <text:p>28,812</text:p>
          </table:table-cell>
          <table:table-cell table:formula="of:=IFERROR(AVERAGE([.K94];[.Q94];[.Y94];[.AG94];[.AO94];[.AW94];[.BD94];[.BM94]);&quot;NA&quot;)" office:value-type="float" office:value="0.870466321243523" calcext:value-type="float">
            <text:p>0,870466321243523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IFERROR(([.F94]+[.G94]);&quot;NA&quot;)" office:value-type="float" office:value="193" calcext:value-type="float">
            <text:p>193</text:p>
          </table:table-cell>
          <table:table-cell table:formula="of:=[.H94]*0.343" office:value-type="float" office:value="28.812" calcext:value-type="float">
            <text:p>28,812</text:p>
          </table:table-cell>
          <table:table-cell table:formula="of:=IFERROR(2*[.H94]/[.I94];&quot;NA&quot;)" office:value-type="float" office:value="0.870466321243523" calcext:value-type="float">
            <text:p>0,87046632124352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465852" calcext:value-type="float">
            <text:p>465852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95];[.Q95];[.Y95];[.AG95];[.AO95];[.AW95];[.BD95];[.BM9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95]+[.G9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5]/[.I9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481042" calcext:value-type="float">
            <text:p>48104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 </text:p>
          </table:table-cell>
          <table:table-cell table:formula="of:=IFERROR(AVERAGE([.J96];[.P96];[.X96];[.AF96];[.AN96];[.AV96];[.BD96];[.BL96]);&quot;NA&quot;)" office:value-type="float" office:value="20.237" calcext:value-type="float">
            <text:p>20,237</text:p>
          </table:table-cell>
          <table:table-cell table:formula="of:=IFERROR(AVERAGE([.K96];[.Q96];[.Y96];[.AG96];[.AO96];[.AW96];[.BD96];[.BM96]);&quot;NA&quot;)" office:value-type="float" office:value="0.848920863309353" calcext:value-type="float">
            <text:p>0,84892086330935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9" calcext:value-type="float">
            <text:p>59</text:p>
          </table:table-cell>
          <table:table-cell table:formula="of:=IFERROR(([.F96]+[.G96]);&quot;NA&quot;)" office:value-type="float" office:value="139" calcext:value-type="float">
            <text:p>139</text:p>
          </table:table-cell>
          <table:table-cell table:formula="of:=[.H96]*0.343" office:value-type="float" office:value="20.237" calcext:value-type="float">
            <text:p>20,237</text:p>
          </table:table-cell>
          <table:table-cell table:formula="of:=IFERROR(2*[.H96]/[.I96];&quot;NA&quot;)" office:value-type="float" office:value="0.848920863309353" calcext:value-type="float">
            <text:p>0,84892086330935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16742" calcext:value-type="float">
            <text:p>51674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 </text:p>
          </table:table-cell>
          <table:table-cell table:formula="of:=IFERROR(AVERAGE([.J97];[.P97];[.X97];[.AF97];[.AN97];[.AV97];[.BD97];[.BL97]);&quot;NA&quot;)" office:value-type="float" office:value="7.546" calcext:value-type="float">
            <text:p>7,546</text:p>
          </table:table-cell>
          <table:table-cell table:formula="of:=IFERROR(AVERAGE([.K97];[.Q97];[.Y97];[.AG97];[.AO97];[.AW97];[.BD97];[.BM97]);&quot;NA&quot;)" office:value-type="float" office:value="0.814814814814815" calcext:value-type="float">
            <text:p>0,81481481481481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formula="of:=IFERROR(([.F97]+[.G97]);&quot;NA&quot;)" office:value-type="float" office:value="54" calcext:value-type="float">
            <text:p>54</text:p>
          </table:table-cell>
          <table:table-cell table:formula="of:=[.H97]*0.343" office:value-type="float" office:value="7.546" calcext:value-type="float">
            <text:p>7,546</text:p>
          </table:table-cell>
          <table:table-cell table:formula="of:=IFERROR(2*[.H97]/[.I97];&quot;NA&quot;)" office:value-type="float" office:value="0.814814814814815" calcext:value-type="float">
            <text:p>0,81481481481481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18746" calcext:value-type="float">
            <text:p>518746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98];[.Q98];[.Y98];[.AG98];[.AO98];[.AW98];[.BD98];[.BM98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98]+[.G9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8]/[.I9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29953" calcext:value-type="float">
            <text:p>52995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99];[.P99];[.X99];[.AF99];[.AN99];[.AV99];[.BD99];[.BL99]);&quot;NA&quot;)" office:value-type="float" office:value="4.116" calcext:value-type="float">
            <text:p>4,116</text:p>
          </table:table-cell>
          <table:table-cell table:formula="of:=IFERROR(AVERAGE([.K99];[.Q99];[.Y99];[.AG99];[.AO99];[.AW99];[.BD99];[.BM99]);&quot;NA&quot;)" office:value-type="float" office:value="0.923076923076923" calcext:value-type="float">
            <text:p>0,9230769230769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formula="of:=IFERROR(([.F99]+[.G99]);&quot;NA&quot;)" office:value-type="float" office:value="26" calcext:value-type="float">
            <text:p>26</text:p>
          </table:table-cell>
          <table:table-cell table:formula="of:=[.H99]*0.343" office:value-type="float" office:value="4.116" calcext:value-type="float">
            <text:p>4,116</text:p>
          </table:table-cell>
          <table:table-cell table:formula="of:=IFERROR(2*[.H99]/[.I99];&quot;NA&quot;)" office:value-type="float" office:value="0.923076923076923" calcext:value-type="float">
            <text:p>0,92307692307692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52241" calcext:value-type="float">
            <text:p>55224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00];[.P100];[.X100];[.AF100];[.AN100];[.AV100];[.BD100];[.BL100]);&quot;NA&quot;)" office:value-type="float" office:value="12.348" calcext:value-type="float">
            <text:p>12,348</text:p>
          </table:table-cell>
          <table:table-cell table:formula="of:=IFERROR(AVERAGE([.K100];[.Q100];[.Y100];[.AG100];[.AO100];[.AW100];[.BD100];[.BM100]);&quot;NA&quot;)" office:value-type="float" office:value="0.867469879518072" calcext:value-type="float">
            <text:p>0,86746987951807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formula="of:=IFERROR(([.F100]+[.G100]);&quot;NA&quot;)" office:value-type="float" office:value="83" calcext:value-type="float">
            <text:p>83</text:p>
          </table:table-cell>
          <table:table-cell table:formula="of:=[.H100]*0.343" office:value-type="float" office:value="12.348" calcext:value-type="float">
            <text:p>12,348</text:p>
          </table:table-cell>
          <table:table-cell table:formula="of:=IFERROR(2*[.H100]/[.I100];&quot;NA&quot;)" office:value-type="float" office:value="0.867469879518072" calcext:value-type="float">
            <text:p>0,86746987951807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53344" calcext:value-type="float">
            <text:p>55334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01];[.P101];[.X101];[.AF101];[.AN101];[.AV101];[.BD101];[.BL101]);&quot;NA&quot;)" office:value-type="float" office:value="9.261" calcext:value-type="float">
            <text:p>9,261</text:p>
          </table:table-cell>
          <table:table-cell table:formula="of:=IFERROR(AVERAGE([.K101];[.Q101];[.Y101];[.AG101];[.AO101];[.AW101];[.BD101];[.BM101]);&quot;NA&quot;)" office:value-type="float" office:value="0.885245901639344" calcext:value-type="float">
            <text:p>0,88524590163934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formula="of:=IFERROR(([.F101]+[.G101]);&quot;NA&quot;)" office:value-type="float" office:value="61" calcext:value-type="float">
            <text:p>61</text:p>
          </table:table-cell>
          <table:table-cell table:formula="of:=[.H101]*0.343" office:value-type="float" office:value="9.261" calcext:value-type="float">
            <text:p>9,261</text:p>
          </table:table-cell>
          <table:table-cell table:formula="of:=IFERROR(2*[.H101]/[.I101];&quot;NA&quot;)" office:value-type="float" office:value="0.885245901639344" calcext:value-type="float">
            <text:p>0,88524590163934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55348" calcext:value-type="float">
            <text:p>555348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02];[.P102];[.X102];[.AF102];[.AN102];[.AV102];[.BD102];[.BL102]);&quot;NA&quot;)" office:value-type="float" office:value="9.261" calcext:value-type="float">
            <text:p>9,261</text:p>
          </table:table-cell>
          <table:table-cell table:formula="of:=IFERROR(AVERAGE([.K102];[.Q102];[.Y102];[.AG102];[.AO102];[.AW102];[.BD102];[.BM102]);&quot;NA&quot;)" office:value-type="float" office:value="0.857142857142857" calcext:value-type="float">
            <text:p>0,85714285714285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7" calcext:value-type="float">
            <text:p>27</text:p>
          </table:table-cell>
          <table:table-cell table:formula="of:=IFERROR(([.F102]+[.G102]);&quot;NA&quot;)" office:value-type="float" office:value="63" calcext:value-type="float">
            <text:p>63</text:p>
          </table:table-cell>
          <table:table-cell table:formula="of:=[.H102]*0.343" office:value-type="float" office:value="9.261" calcext:value-type="float">
            <text:p>9,261</text:p>
          </table:table-cell>
          <table:table-cell table:formula="of:=IFERROR(2*[.H102]/[.I102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55651" calcext:value-type="float">
            <text:p>55565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03];[.P103];[.X103];[.AF103];[.AN103];[.AV103];[.BD103];[.BL103]);&quot;NA&quot;)" office:value-type="float" office:value="13.377" calcext:value-type="float">
            <text:p>13,377</text:p>
          </table:table-cell>
          <table:table-cell table:formula="of:=IFERROR(AVERAGE([.K103];[.Q103];[.Y103];[.AG103];[.AO103];[.AW103];[.BD103];[.BM103]);&quot;NA&quot;)" office:value-type="float" office:value="0.886363636363636" calcext:value-type="float">
            <text:p>0,88636363636363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formula="of:=IFERROR(([.F103]+[.G103]);&quot;NA&quot;)" office:value-type="float" office:value="88" calcext:value-type="float">
            <text:p>88</text:p>
          </table:table-cell>
          <table:table-cell table:formula="of:=[.H103]*0.343" office:value-type="float" office:value="13.377" calcext:value-type="float">
            <text:p>13,377</text:p>
          </table:table-cell>
          <table:table-cell table:formula="of:=IFERROR(2*[.H103]/[.I103];&quot;NA&quot;)" office:value-type="float" office:value="0.886363636363636" calcext:value-type="float">
            <text:p>0,88636363636363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55954" calcext:value-type="float">
            <text:p>555954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04];[.Q104];[.Y104];[.AG104];[.AO104];[.AW104];[.BD104];[.BM104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04]+[.G10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4]/[.I10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59053" calcext:value-type="float">
            <text:p>559053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05];[.Q105];[.Y105];[.AG105];[.AO105];[.AW105];[.BD105];[.BM10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05]+[.G10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5]/[.I10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61444" calcext:value-type="float">
            <text:p>56144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06];[.P106];[.X106];[.AF106];[.AN106];[.AV106];[.BD106];[.BL106]);&quot;NA&quot;)" office:value-type="float" office:value="4.116" calcext:value-type="float">
            <text:p>4,116</text:p>
          </table:table-cell>
          <table:table-cell table:formula="of:=IFERROR(AVERAGE([.K106];[.Q106];[.Y106];[.AG106];[.AO106];[.AW106];[.BD106];[.BM106]);&quot;NA&quot;)" office:value-type="float" office:value="0.857142857142857" calcext:value-type="float">
            <text:p>0,85714285714285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F106]+[.G106]);&quot;NA&quot;)" office:value-type="float" office:value="28" calcext:value-type="float">
            <text:p>28</text:p>
          </table:table-cell>
          <table:table-cell table:formula="of:=[.H106]*0.343" office:value-type="float" office:value="4.116" calcext:value-type="float">
            <text:p>4,116</text:p>
          </table:table-cell>
          <table:table-cell table:formula="of:=IFERROR(2*[.H106]/[.I106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67759" calcext:value-type="float">
            <text:p>56775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 </text:p>
          </table:table-cell>
          <table:table-cell table:formula="of:=IFERROR(AVERAGE([.J107];[.P107];[.X107];[.AF107];[.AN107];[.AV107];[.BD107];[.BL107]);&quot;NA&quot;)" office:value-type="float" office:value="28.126" calcext:value-type="float">
            <text:p>28,126</text:p>
          </table:table-cell>
          <table:table-cell table:formula="of:=IFERROR(AVERAGE([.K107];[.Q107];[.Y107];[.AG107];[.AO107];[.AW107];[.BD107];[.BM107]);&quot;NA&quot;)" office:value-type="float" office:value="0.896174863387978" calcext:value-type="float">
            <text:p>0,89617486338797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ERROR(([.F107]+[.G107]);&quot;NA&quot;)" office:value-type="float" office:value="183" calcext:value-type="float">
            <text:p>183</text:p>
          </table:table-cell>
          <table:table-cell table:formula="of:=[.H107]*0.343" office:value-type="float" office:value="28.126" calcext:value-type="float">
            <text:p>28,126</text:p>
          </table:table-cell>
          <table:table-cell table:formula="of:=IFERROR(2*[.H107]/[.I107];&quot;NA&quot;)" office:value-type="float" office:value="0.896174863387978" calcext:value-type="float">
            <text:p>0,89617486338797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80751" calcext:value-type="float">
            <text:p>58075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08];[.P108];[.X108];[.AF108];[.AN108];[.AV108];[.BD108];[.BL108]);&quot;NA&quot;)" office:value-type="float" office:value="24.696" calcext:value-type="float">
            <text:p>24,696</text:p>
          </table:table-cell>
          <table:table-cell table:formula="of:=IFERROR(AVERAGE([.K108];[.Q108];[.Y108];[.AG108];[.AO108];[.AW108];[.BD108];[.BM108]);&quot;NA&quot;)" office:value-type="float" office:value="0.917197452229299" calcext:value-type="float">
            <text:p>0,91719745222929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formula="of:=IFERROR(([.F108]+[.G108]);&quot;NA&quot;)" office:value-type="float" office:value="157" calcext:value-type="float">
            <text:p>157</text:p>
          </table:table-cell>
          <table:table-cell table:formula="of:=[.H108]*0.343" office:value-type="float" office:value="24.696" calcext:value-type="float">
            <text:p>24,696</text:p>
          </table:table-cell>
          <table:table-cell table:formula="of:=IFERROR(2*[.H108]/[.I108];&quot;NA&quot;)" office:value-type="float" office:value="0.917197452229299" calcext:value-type="float">
            <text:p>0,91719745222929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599671" calcext:value-type="float">
            <text:p>599671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09];[.Q109];[.Y109];[.AG109];[.AO109];[.AW109];[.BD109];[.BM109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09]+[.G10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9]/[.I10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18952" calcext:value-type="float">
            <text:p>618952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10];[.P110];[.X110];[.AF110];[.AN110];[.AV110];[.BD110];[.BL110]);&quot;NA&quot;)" office:value-type="float" office:value="8.575" calcext:value-type="float">
            <text:p>8,575</text:p>
          </table:table-cell>
          <table:table-cell table:formula="of:=IFERROR(AVERAGE([.K110];[.Q110];[.Y110];[.AG110];[.AO110];[.AW110];[.BD110];[.BM110]);&quot;NA&quot;)" office:value-type="float" office:value="0.87719298245614" calcext:value-type="float">
            <text:p>0,877192982456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110]+[.G110]);&quot;NA&quot;)" office:value-type="float" office:value="57" calcext:value-type="float">
            <text:p>57</text:p>
          </table:table-cell>
          <table:table-cell table:formula="of:=[.H110]*0.343" office:value-type="float" office:value="8.575" calcext:value-type="float">
            <text:p>8,575</text:p>
          </table:table-cell>
          <table:table-cell table:formula="of:=IFERROR(2*[.H110]/[.I110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22236" calcext:value-type="float">
            <text:p>62223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11];[.P111];[.X111];[.AF111];[.AN111];[.AV111];[.BD111];[.BL111]);&quot;NA&quot;)" office:value-type="float" office:value="32.585" calcext:value-type="float">
            <text:p>32,585</text:p>
          </table:table-cell>
          <table:table-cell table:formula="of:=IFERROR(AVERAGE([.K111];[.Q111];[.Y111];[.AG111];[.AO111];[.AW111];[.BD111];[.BM111]);&quot;NA&quot;)" office:value-type="float" office:value="0.913461538461538" calcext:value-type="float">
            <text:p>0,91346153846153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ERROR(([.F111]+[.G111]);&quot;NA&quot;)" office:value-type="float" office:value="208" calcext:value-type="float">
            <text:p>208</text:p>
          </table:table-cell>
          <table:table-cell table:formula="of:=[.H111]*0.343" office:value-type="float" office:value="32.585" calcext:value-type="float">
            <text:p>32,585</text:p>
          </table:table-cell>
          <table:table-cell table:formula="of:=IFERROR(2*[.H111]/[.I111];&quot;NA&quot;)" office:value-type="float" office:value="0.913461538461538" calcext:value-type="float">
            <text:p>0,91346153846153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27549" calcext:value-type="float">
            <text:p>627549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12];[.Q112];[.Y112];[.AG112];[.AO112];[.AW112];[.BD112];[.BM112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12]+[.G11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2]/[.I11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54552" calcext:value-type="float">
            <text:p>654552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13];[.Q113];[.Y113];[.AG113];[.AO113];[.AW113];[.BD113];[.BM113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13]+[.G1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3]/[.I1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56253" calcext:value-type="float">
            <text:p>65625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14];[.P114];[.X114];[.AF114];[.AN114];[.AV114];[.BD114];[.BL114]);&quot;NA&quot;)" office:value-type="float" office:value="9.604" calcext:value-type="float">
            <text:p>9,604</text:p>
          </table:table-cell>
          <table:table-cell table:formula="of:=IFERROR(AVERAGE([.K114];[.Q114];[.Y114];[.AG114];[.AO114];[.AW114];[.BD114];[.BM114]);&quot;NA&quot;)" office:value-type="float" office:value="0.861538461538462" calcext:value-type="float">
            <text:p>0,86153846153846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ERROR(([.F114]+[.G114]);&quot;NA&quot;)" office:value-type="float" office:value="65" calcext:value-type="float">
            <text:p>65</text:p>
          </table:table-cell>
          <table:table-cell table:formula="of:=[.H114]*0.343" office:value-type="float" office:value="9.604" calcext:value-type="float">
            <text:p>9,604</text:p>
          </table:table-cell>
          <table:table-cell table:formula="of:=IFERROR(2*[.H114]/[.I114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56657" calcext:value-type="float">
            <text:p>656657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15];[.Q115];[.Y115];[.AG115];[.AO115];[.AW115];[.BD115];[.BM11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15]+[.G11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5]/[.I11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692964" calcext:value-type="float">
            <text:p>692964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16];[.Q116];[.Y116];[.AG116];[.AO116];[.AW116];[.BD116];[.BM116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16]+[.G11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6]/[.I11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702133" calcext:value-type="float">
            <text:p>70213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 </text:p>
          </table:table-cell>
          <table:table-cell table:formula="of:=IFERROR(AVERAGE([.J117];[.P117];[.X117];[.AF117];[.AN117];[.AV117];[.BD117];[.BL117]);&quot;NA&quot;)" office:value-type="float" office:value="10.633" calcext:value-type="float">
            <text:p>10,633</text:p>
          </table:table-cell>
          <table:table-cell table:formula="of:=IFERROR(AVERAGE([.K117];[.Q117];[.Y117];[.AG117];[.AO117];[.AW117];[.BD117];[.BM117]);&quot;NA&quot;)" office:value-type="float" office:value="0.911764705882353" calcext:value-type="float">
            <text:p>0,9117647058823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ERROR(([.F117]+[.G117]);&quot;NA&quot;)" office:value-type="float" office:value="68" calcext:value-type="float">
            <text:p>68</text:p>
          </table:table-cell>
          <table:table-cell table:formula="of:=[.H117]*0.343" office:value-type="float" office:value="10.633" calcext:value-type="float">
            <text:p>10,633</text:p>
          </table:table-cell>
          <table:table-cell table:formula="of:=IFERROR(2*[.H117]/[.I117];&quot;NA&quot;)" office:value-type="float" office:value="0.911764705882353" calcext:value-type="float">
            <text:p>0,91176470588235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709551" calcext:value-type="float">
            <text:p>70955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 </text:p>
          </table:table-cell>
          <table:table-cell table:formula="of:=IFERROR(AVERAGE([.J118];[.P118];[.X118];[.AF118];[.AN118];[.AV118];[.BD118];[.BL118]);&quot;NA&quot;)" office:value-type="float" office:value="29.155" calcext:value-type="float">
            <text:p>29,155</text:p>
          </table:table-cell>
          <table:table-cell table:formula="of:=IFERROR(AVERAGE([.K118];[.Q118];[.Y118];[.AG118];[.AO118];[.AW118];[.BD118];[.BM118]);&quot;NA&quot;)" office:value-type="float" office:value="0.894736842105263" calcext:value-type="float">
            <text:p>0,89473684210526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IFERROR(([.F118]+[.G118]);&quot;NA&quot;)" office:value-type="float" office:value="190" calcext:value-type="float">
            <text:p>190</text:p>
          </table:table-cell>
          <table:table-cell table:formula="of:=[.H118]*0.343" office:value-type="float" office:value="29.155" calcext:value-type="float">
            <text:p>29,155</text:p>
          </table:table-cell>
          <table:table-cell table:formula="of:=IFERROR(2*[.H118]/[.I118];&quot;NA&quot;)" office:value-type="float" office:value="0.894736842105263" calcext:value-type="float">
            <text:p>0,89473684210526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725751" calcext:value-type="float">
            <text:p>72575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19];[.P119];[.X119];[.AF119];[.AN119];[.AV119];[.BD119];[.BL119]);&quot;NA&quot;)" office:value-type="float" office:value="15.778" calcext:value-type="float">
            <text:p>15,778</text:p>
          </table:table-cell>
          <table:table-cell table:formula="of:=IFERROR(AVERAGE([.K119];[.Q119];[.Y119];[.AG119];[.AO119];[.AW119];[.BD119];[.BM119]);&quot;NA&quot;)" office:value-type="float" office:value="0.92" calcext:value-type="float">
            <text:p>0,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ERROR(([.F119]+[.G119]);&quot;NA&quot;)" office:value-type="float" office:value="100" calcext:value-type="float">
            <text:p>100</text:p>
          </table:table-cell>
          <table:table-cell table:formula="of:=[.H119]*0.343" office:value-type="float" office:value="15.778" calcext:value-type="float">
            <text:p>15,778</text:p>
          </table:table-cell>
          <table:table-cell table:formula="of:=IFERROR(2*[.H119]/[.I119];&quot;NA&quot;)" office:value-type="float" office:value="0.92" calcext:value-type="float">
            <text:p>0,9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742549" calcext:value-type="float">
            <text:p>742549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20];[.Q120];[.Y120];[.AG120];[.AO120];[.AW120];[.BD120];[.BM120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20]+[.G12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0]/[.I12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756055" calcext:value-type="float">
            <text:p>75605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21];[.P121];[.X121];[.AF121];[.AN121];[.AV121];[.BD121];[.BL121]);&quot;NA&quot;)" office:value-type="float" office:value="12.005" calcext:value-type="float">
            <text:p>12,005</text:p>
          </table:table-cell>
          <table:table-cell table:formula="of:=IFERROR(AVERAGE([.K121];[.Q121];[.Y121];[.AG121];[.AO121];[.AW121];[.BD121];[.BM121]);&quot;NA&quot;)" office:value-type="float" office:value="0.843373493975904" calcext:value-type="float">
            <text:p>0,8433734939759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ERROR(([.F121]+[.G121]);&quot;NA&quot;)" office:value-type="float" office:value="83" calcext:value-type="float">
            <text:p>83</text:p>
          </table:table-cell>
          <table:table-cell table:formula="of:=[.H121]*0.343" office:value-type="float" office:value="12.005" calcext:value-type="float">
            <text:p>12,005</text:p>
          </table:table-cell>
          <table:table-cell table:formula="of:=IFERROR(2*[.H121]/[.I121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769064" calcext:value-type="float">
            <text:p>769064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22];[.P122];[.X122];[.AF122];[.AN122];[.AV122];[.BD122];[.BL122]);&quot;NA&quot;)" office:value-type="float" office:value="30.184" calcext:value-type="float">
            <text:p>30,184</text:p>
          </table:table-cell>
          <table:table-cell table:formula="of:=IFERROR(AVERAGE([.K122];[.Q122];[.Y122];[.AG122];[.AO122];[.AW122];[.BD122];[.BM122]);&quot;NA&quot;)" office:value-type="float" office:value="0.846153846153846" calcext:value-type="float">
            <text:p>0,84615384615384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ERROR(([.F122]+[.G122]);&quot;NA&quot;)" office:value-type="float" office:value="208" calcext:value-type="float">
            <text:p>208</text:p>
          </table:table-cell>
          <table:table-cell table:formula="of:=[.H122]*0.343" office:value-type="float" office:value="30.184" calcext:value-type="float">
            <text:p>30,184</text:p>
          </table:table-cell>
          <table:table-cell table:formula="of:=IFERROR(2*[.H122]/[.I122];&quot;NA&quot;)" office:value-type="float" office:value="0.846153846153846" calcext:value-type="float">
            <text:p>0,84615384615384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825553" calcext:value-type="float">
            <text:p>82555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 </text:p>
          </table:table-cell>
          <table:table-cell table:formula="of:=IFERROR(AVERAGE([.J123];[.P123];[.X123];[.AF123];[.AN123];[.AV123];[.BD123];[.BL123]);&quot;NA&quot;)" office:value-type="float" office:value="33.957" calcext:value-type="float">
            <text:p>33,957</text:p>
          </table:table-cell>
          <table:table-cell table:formula="of:=IFERROR(AVERAGE([.K123];[.Q123];[.Y123];[.AG123];[.AO123];[.AW123];[.BD123];[.BM123]);&quot;NA&quot;)" office:value-type="float" office:value="0.868421052631579" calcext:value-type="float">
            <text:p>0,868421052631579</text:p>
          </table:table-cell>
          <table:table-cell table:style-name="ce6" office:value-type="float" office:value="129" calcext:value-type="float">
            <text:p>129</text:p>
          </table:table-cell>
          <table:table-cell table:number-columns-repeated="2" table:style-name="ce6" office:value-type="float" office:value="99" calcext:value-type="float">
            <text:p>99</text:p>
          </table:table-cell>
          <table:table-cell table:formula="of:=IFERROR(([.F123]+[.G123]);&quot;NA&quot;)" office:value-type="float" office:value="228" calcext:value-type="float">
            <text:p>228</text:p>
          </table:table-cell>
          <table:table-cell table:formula="of:=[.H123]*0.343" office:value-type="float" office:value="33.957" calcext:value-type="float">
            <text:p>33,957</text:p>
          </table:table-cell>
          <table:table-cell table:formula="of:=IFERROR(2*[.H123]/[.I123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826353" calcext:value-type="float">
            <text:p>826353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24];[.P124];[.X124];[.AF124];[.AN124];[.AV124];[.BD124];[.BL124]);&quot;NA&quot;)" office:value-type="float" office:value="13.72" calcext:value-type="float">
            <text:p>13,72</text:p>
          </table:table-cell>
          <table:table-cell table:formula="of:=IFERROR(AVERAGE([.K124];[.Q124];[.Y124];[.AG124];[.AO124];[.AW124];[.BD124];[.BM124]);&quot;NA&quot;)" office:value-type="float" office:value="0.860215053763441" calcext:value-type="float">
            <text:p>0,86021505376344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0" calcext:value-type="float">
            <text:p>40</text:p>
          </table:table-cell>
          <table:table-cell table:formula="of:=IFERROR(([.F124]+[.G124]);&quot;NA&quot;)" office:value-type="float" office:value="93" calcext:value-type="float">
            <text:p>93</text:p>
          </table:table-cell>
          <table:table-cell table:formula="of:=[.H124]*0.343" office:value-type="float" office:value="13.72" calcext:value-type="float">
            <text:p>13,72</text:p>
          </table:table-cell>
          <table:table-cell table:formula="of:=IFERROR(2*[.H124]/[.I124];&quot;NA&quot;)" office:value-type="float" office:value="0.860215053763441" calcext:value-type="float">
            <text:p>0,86021505376344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833148" calcext:value-type="float">
            <text:p>833148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25];[.Q125];[.Y125];[.AG125];[.AO125];[.AW125];[.BD125];[.BM12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25]+[.G12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5]/[.I12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835657" calcext:value-type="float">
            <text:p>835657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26];[.P126];[.X126];[.AF126];[.AN126];[.AV126];[.BD126];[.BL126]);&quot;NA&quot;)" office:value-type="float" office:value="17.802" calcext:value-type="float">
            <text:p>17,802</text:p>
          </table:table-cell>
          <table:table-cell table:formula="of:=IFERROR(AVERAGE([.K126];[.Q126];[.Y126];[.AG126];[.AO126];[.AW126];[.BD126];[.BM126]);&quot;NA&quot;)" office:value-type="float" office:value="0.892290869327501" calcext:value-type="float">
            <text:p>0,89229086932750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" calcext:value-type="float">
            <text:p>28</text:p>
          </table:table-cell>
          <table:table-cell table:formula="of:=IFERROR(([.F126]+[.G126]);&quot;NA&quot;)" office:value-type="float" office:value="62" calcext:value-type="float">
            <text:p>62</text:p>
          </table:table-cell>
          <table:table-cell table:formula="of:=[.H126]*0.343" office:value-type="float" office:value="9.604" calcext:value-type="float">
            <text:p>9,604</text:p>
          </table:table-cell>
          <table:table-cell table:formula="of:=IFERROR(2*[.H126]/[.I126];&quot;NA&quot;)" office:value-type="float" office:value="0.903225806451613" calcext:value-type="float">
            <text:p>0,9032258064516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L126]+[.M126]" office:value-type="float" office:value="59" calcext:value-type="float">
            <text:p>59</text:p>
          </table:table-cell>
          <table:table-cell table:formula="of:=[.N126]" office:value-type="float" office:value="26" calcext:value-type="float">
            <text:p>26</text:p>
          </table:table-cell>
          <table:table-cell table:formula="of:=(2*[.N126])/[.O126]" office:value-type="float" office:value="0.88135593220339" calcext:value-type="float">
            <text:p>0,88135593220339</text:p>
          </table:table-cell>
          <table:table-cell table:number-columns-repeated="16362"/>
        </table:table-row>
        <table:table-row table:style-name="ro2">
          <table:table-cell table:style-name="ce2" office:value-type="float" office:value="837560" calcext:value-type="float">
            <text:p>837560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27];[.P127];[.X127];[.AF127];[.AN127];[.AV127];[.BD127];[.BL127]);&quot;NA&quot;)" office:value-type="float" office:value="39.662" calcext:value-type="float">
            <text:p>39,662</text:p>
          </table:table-cell>
          <table:table-cell table:formula="of:=IFERROR(AVERAGE([.K127];[.Q127];[.Y127];[.AG127];[.AO127];[.AW127];[.BD127];[.BM127]);&quot;NA&quot;)" office:value-type="float" office:value="0.813521028849496" calcext:value-type="float">
            <text:p>0,81352102884949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8" calcext:value-type="float">
            <text:p>68</text:p>
          </table:table-cell>
          <table:table-cell table:formula="of:=IFERROR(([.F127]+[.G127]);&quot;NA&quot;)" office:value-type="float" office:value="168" calcext:value-type="float">
            <text:p>168</text:p>
          </table:table-cell>
          <table:table-cell table:formula="of:=[.H127]*0.343" office:value-type="float" office:value="23.324" calcext:value-type="float">
            <text:p>23,324</text:p>
          </table:table-cell>
          <table:table-cell table:formula="of:=IFERROR(2*[.H127]/[.I127];&quot;NA&quot;)" office:value-type="float" office:value="0.80952380952381" calcext:value-type="float">
            <text:p>0,8095238095238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L127]+[.M127]" office:value-type="float" office:value="137" calcext:value-type="float">
            <text:p>137</text:p>
          </table:table-cell>
          <table:table-cell table:formula="of:=[.N127]" office:value-type="float" office:value="56" calcext:value-type="float">
            <text:p>56</text:p>
          </table:table-cell>
          <table:table-cell table:formula="of:=(2*[.N127])/[.O127]" office:value-type="float" office:value="0.817518248175183" calcext:value-type="float">
            <text:p>0,817518248175183</text:p>
          </table:table-cell>
          <table:table-cell table:number-columns-repeated="16362"/>
        </table:table-row>
        <table:table-row table:style-name="ro2">
          <table:table-cell table:style-name="ce2" office:value-type="float" office:value="859671" calcext:value-type="float">
            <text:p>859671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28];[.P128];[.X128];[.AF128];[.AN128];[.AV128];[.BD128];[.BL128]);&quot;NA&quot;)" office:value-type="float" office:value="9.604" calcext:value-type="float">
            <text:p>9,604</text:p>
          </table:table-cell>
          <table:table-cell table:formula="of:=IFERROR(AVERAGE([.K128];[.Q128];[.Y128];[.AG128];[.AO128];[.AW128];[.BD128];[.BM128]);&quot;NA&quot;)" office:value-type="float" office:value="0.861538461538462" calcext:value-type="float">
            <text:p>0,86153846153846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8" calcext:value-type="float">
            <text:p>28</text:p>
          </table:table-cell>
          <table:table-cell table:formula="of:=IFERROR(([.F128]+[.G128]);&quot;NA&quot;)" office:value-type="float" office:value="65" calcext:value-type="float">
            <text:p>65</text:p>
          </table:table-cell>
          <table:table-cell table:formula="of:=[.H128]*0.343" office:value-type="float" office:value="9.604" calcext:value-type="float">
            <text:p>9,604</text:p>
          </table:table-cell>
          <table:table-cell table:formula="of:=IFERROR(2*[.H128]/[.I128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877269" calcext:value-type="float">
            <text:p>87726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 </text:p>
          </table:table-cell>
          <table:table-cell table:formula="of:=IFERROR(AVERAGE([.J129];[.P129];[.X129];[.AF129];[.AN129];[.AV129];[.BD129];[.BL129]);&quot;NA&quot;)" office:value-type="float" office:value="28.9035" calcext:value-type="float">
            <text:p>28,9035</text:p>
          </table:table-cell>
          <table:table-cell table:formula="of:=IFERROR(AVERAGE([.K129];[.Q129];[.Y129];[.AG129];[.AO129];[.AW129];[.BD129];[.BM129]);&quot;NA&quot;)" office:value-type="float" office:value="0.881120231772091" calcext:value-type="float">
            <text:p>0,88112023177209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9" calcext:value-type="float">
            <text:p>49</text:p>
          </table:table-cell>
          <table:table-cell table:formula="of:=IFERROR(([.F129]+[.G129]);&quot;NA&quot;)" office:value-type="float" office:value="109" calcext:value-type="float">
            <text:p>109</text:p>
          </table:table-cell>
          <table:table-cell table:formula="of:=[.H129]*0.343" office:value-type="float" office:value="16.807" calcext:value-type="float">
            <text:p>16,807</text:p>
          </table:table-cell>
          <table:table-cell table:formula="of:=IFERROR(2*[.H129]/[.I129];&quot;NA&quot;)" office:value-type="float" office:value="0.89908256880734" calcext:value-type="float">
            <text:p>0,899082568807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[.L129]+[.M129]" office:value-type="float" office:value="95" calcext:value-type="float">
            <text:p>95</text:p>
          </table:table-cell>
          <table:table-cell table:formula="of:=[.N129]" office:value-type="float" office:value="41" calcext:value-type="float">
            <text:p>41</text:p>
          </table:table-cell>
          <table:table-cell table:formula="of:=(2*[.N129])/[.O129]" office:value-type="float" office:value="0.863157894736842" calcext:value-type="float">
            <text:p>0,863157894736842</text:p>
          </table:table-cell>
          <table:table-cell table:number-columns-repeated="16362"/>
        </table:table-row>
        <table:table-row table:style-name="ro2">
          <table:table-cell table:style-name="ce2" office:value-type="float" office:value="887373" calcext:value-type="float">
            <text:p>887373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30];[.Q130];[.Y130];[.AG130];[.AO130];[.AW130];[.BD130];[.BM130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30]+[.G1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0]/[.I1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894067" calcext:value-type="float">
            <text:p>894067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31];[.Q131];[.Y131];[.AG131];[.AO131];[.AW131];[.BD131];[.BM131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31]+[.G13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1]/[.I13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901139" calcext:value-type="float">
            <text:p>90113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 </text:p>
          </table:table-cell>
          <table:table-cell table:formula="of:=IFERROR(AVERAGE([.J132];[.P132];[.X132];[.AF132];[.AN132];[.AV132];[.BD132];[.BL132]);&quot;NA&quot;)" office:value-type="float" office:value="22.981" calcext:value-type="float">
            <text:p>22,981</text:p>
          </table:table-cell>
          <table:table-cell table:formula="of:=IFERROR(AVERAGE([.K132];[.Q132];[.Y132];[.AG132];[.AO132];[.AW132];[.BD132];[.BM132]);&quot;NA&quot;)" office:value-type="float" office:value="0.917808219178082" calcext:value-type="float">
            <text:p>0,91780821917808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7" calcext:value-type="float">
            <text:p>67</text:p>
          </table:table-cell>
          <table:table-cell table:formula="of:=IFERROR(([.F132]+[.G132]);&quot;NA&quot;)" office:value-type="float" office:value="146" calcext:value-type="float">
            <text:p>146</text:p>
          </table:table-cell>
          <table:table-cell table:formula="of:=[.H132]*0.343" office:value-type="float" office:value="22.981" calcext:value-type="float">
            <text:p>22,981</text:p>
          </table:table-cell>
          <table:table-cell table:formula="of:=IFERROR(2*[.H132]/[.I132];&quot;NA&quot;)" office:value-type="float" office:value="0.917808219178082" calcext:value-type="float">
            <text:p>0,91780821917808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911849" calcext:value-type="float">
            <text:p>911849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33];[.P133];[.X133];[.AF133];[.AN133];[.AV133];[.BD133];[.BL133]);&quot;NA&quot;)" office:value-type="float" office:value="30.184" calcext:value-type="float">
            <text:p>30,184</text:p>
          </table:table-cell>
          <table:table-cell table:formula="of:=IFERROR(AVERAGE([.K133];[.Q133];[.Y133];[.AG133];[.AO133];[.AW133];[.BD133];[.BM133]);&quot;NA&quot;)" office:value-type="float" office:value="0.897959183673469" calcext:value-type="float">
            <text:p>0,897959183673469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style-name="ce6" office:value-type="float" office:value="88" calcext:value-type="float">
            <text:p>88</text:p>
          </table:table-cell>
          <table:table-cell table:formula="of:=IFERROR(([.F133]+[.G133]);&quot;NA&quot;)" office:value-type="float" office:value="196" calcext:value-type="float">
            <text:p>196</text:p>
          </table:table-cell>
          <table:table-cell table:formula="of:=[.H133]*0.343" office:value-type="float" office:value="30.184" calcext:value-type="float">
            <text:p>30,184</text:p>
          </table:table-cell>
          <table:table-cell table:formula="of:=IFERROR(2*[.H133]/[.I133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919966" calcext:value-type="float">
            <text:p>919966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BROAD</text:p>
          </table:table-cell>
          <table:table-cell table:formula="of:=IFERROR(AVERAGE([.J134];[.P134];[.X134];[.AF134];[.AN134];[.AV134];[.BD134];[.BL134]);&quot;NA&quot;)" office:value-type="float" office:value="34.4325" calcext:value-type="float">
            <text:p>34,4325</text:p>
          </table:table-cell>
          <table:table-cell table:formula="of:=IFERROR(AVERAGE([.K134];[.Q134];[.Y134];[.AG134];[.AO134];[.AW134];[.BD134];[.BM134]);&quot;NA&quot;)" office:value-type="float" office:value="0.862325204350469" calcext:value-type="float">
            <text:p>0,86232520435046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5" calcext:value-type="float">
            <text:p>55</text:p>
          </table:table-cell>
          <table:table-cell table:formula="of:=IFERROR(([.F134]+[.G134]);&quot;NA&quot;)" office:value-type="float" office:value="131" calcext:value-type="float">
            <text:p>131</text:p>
          </table:table-cell>
          <table:table-cell table:formula="of:=[.H134]*0.343" office:value-type="float" office:value="18.865" calcext:value-type="float">
            <text:p>18,865</text:p>
          </table:table-cell>
          <table:table-cell table:formula="of:=IFERROR(2*[.H134]/[.I134];&quot;NA&quot;)" office:value-type="float" office:value="0.83969465648855" calcext:value-type="float">
            <text:p>0,839694656488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[.L134]+[.M134]" office:value-type="float" office:value="113" calcext:value-type="float">
            <text:p>113</text:p>
          </table:table-cell>
          <table:table-cell table:formula="of:=[.N134]" office:value-type="float" office:value="50" calcext:value-type="float">
            <text:p>50</text:p>
          </table:table-cell>
          <table:table-cell table:formula="of:=(2*[.N134])/[.O134]" office:value-type="float" office:value="0.884955752212389" calcext:value-type="float">
            <text:p>0,884955752212389</text:p>
          </table:table-cell>
          <table:table-cell table:number-columns-repeated="16362"/>
        </table:table-row>
        <table:table-row table:style-name="ro2">
          <table:table-cell table:style-name="ce2" office:value-type="float" office:value="943862" calcext:value-type="float">
            <text:p>943862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35];[.Q135];[.Y135];[.AG135];[.AO135];[.AW135];[.BD135];[.BM135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35]+[.G1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5]/[.I1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955465" calcext:value-type="float">
            <text:p>955465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K136];[.Q136];[.Y136];[.AG136];[.AO136];[.AW136];[.BD136];[.BM136]);&quot;NA&quot;)" office:value-type="string" office:string-value="NA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table:formula="of:=IFERROR(([.F136]+[.G1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6]/[.I1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966975" calcext:value-type="float">
            <text:p>96697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37];[.P137];[.X137];[.AF137];[.AN137];[.AV137];[.BD137];[.BL137]);&quot;NA&quot;)" office:value-type="float" office:value="6.517" calcext:value-type="float">
            <text:p>6,517</text:p>
          </table:table-cell>
          <table:table-cell table:formula="of:=IFERROR(AVERAGE([.K137];[.Q137];[.Y137];[.AG137];[.AO137];[.AW137];[.BD137];[.BM137]);&quot;NA&quot;)" office:value-type="float" office:value="0.926829268292683" calcext:value-type="float">
            <text:p>0,92682926829268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formula="of:=IFERROR(([.F137]+[.G137]);&quot;NA&quot;)" office:value-type="float" office:value="41" calcext:value-type="float">
            <text:p>41</text:p>
          </table:table-cell>
          <table:table-cell table:formula="of:=[.H137]*0.343" office:value-type="float" office:value="6.517" calcext:value-type="float">
            <text:p>6,517</text:p>
          </table:table-cell>
          <table:table-cell table:formula="of:=IFERROR(2*[.H137]/[.I137];&quot;NA&quot;)" office:value-type="float" office:value="0.926829268292683" calcext:value-type="float">
            <text:p>0,92682926829268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993675" calcext:value-type="float">
            <text:p>993675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ONE</text:p>
          </table:table-cell>
          <table:table-cell table:formula="of:=IFERROR(AVERAGE([.J138];[.P138];[.X138];[.AF138];[.AN138];[.AV138];[.BD138];[.BL138]);&quot;NA&quot;)" office:value-type="float" office:value="7.546" calcext:value-type="float">
            <text:p>7,546</text:p>
          </table:table-cell>
          <table:table-cell table:formula="of:=IFERROR(AVERAGE([.K138];[.Q138];[.Y138];[.AG138];[.AO138];[.AW138];[.BD138];[.BM138]);&quot;NA&quot;)" office:value-type="float" office:value="0.897959183673469" calcext:value-type="float">
            <text:p>0,89795918367346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ERROR(([.F138]+[.G138]);&quot;NA&quot;)" office:value-type="float" office:value="49" calcext:value-type="float">
            <text:p>49</text:p>
          </table:table-cell>
          <table:table-cell table:formula="of:=[.H138]*0.343" office:value-type="float" office:value="7.546" calcext:value-type="float">
            <text:p>7,546</text:p>
          </table:table-cell>
          <table:table-cell table:formula="of:=IFERROR(2*[.H138]/[.I138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3" table:number-rows-repeated="1048437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KAPPA" table:style-name="ta2">
        <table:table-column table:style-name="co1" table:number-columns-repeated="16" table:default-cell-style-name="Default"/>
        <table:table-column table:style-name="co1" table:default-cell-style-name="ce38"/>
        <table:table-column table:style-name="co1" table:number-columns-repeated="14" table:default-cell-style-name="Default"/>
        <table:table-column table:style-name="co1" table:default-cell-style-name="ce38"/>
        <table:table-column table:style-name="co1" table:number-columns-repeated="16352" table:default-cell-style-name="Default"/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3"/>
          <table:table-cell table:style-name="ce9" office:value-type="string" calcext:value-type="string">
            <text:p>Présence</text:p>
          </table:table-cell>
          <table:table-cell table:style-name="ce20" office:value-type="string" calcext:value-type="string">
            <text:p>Absence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27" office:value-type="string" calcext:value-type="string">
            <text:p>DE 102513 à 180129</text:p>
          </table:table-cell>
          <table:table-cell table:number-columns-repeated="9"/>
          <table:table-cell table:style-name="ce9" office:value-type="string" calcext:value-type="string">
            <text:p>Présence</text:p>
          </table:table-cell>
          <table:table-cell table:style-name="ce20" office:value-type="string" calcext:value-type="string">
            <text:p>Absence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27" office:value-type="string" calcext:value-type="string">
            <text:p>DE 180432 à 368753</text:p>
          </table:table-cell>
          <table:table-cell table:number-columns-repeated="9"/>
          <table:table-cell table:style-name="ce9" office:value-type="string" calcext:value-type="string">
            <text:p>Présence</text:p>
          </table:table-cell>
          <table:table-cell table:style-name="ce20" office:value-type="string" calcext:value-type="string">
            <text:p>Absence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27" office:value-type="string" calcext:value-type="string">
            <text:p>DE 376247 à 993675</text:p>
          </table:table-cell>
          <table:table-cell table:number-columns-repeated="16345"/>
        </table:table-row>
        <table:table-row table:style-name="ro2">
          <table:table-cell table:number-columns-repeated="3"/>
          <table:table-cell table:style-name="ce10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2"/>
          <table:table-cell table:style-name="ce10" office:value-type="float" office:value="28" calcext:value-type="float">
            <text:p>28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2"/>
          <table:table-cell table:style-name="ce10" office:value-type="float" office:value="33" calcext:value-type="float">
            <text:p>33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6348"/>
        </table:table-row>
        <table:table-row table:style-name="ro2"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2"/>
          <table:table-cell table:style-name="ce10" office:value-type="float" office:value="0" calcext:value-type="float">
            <text:p>0</text:p>
          </table:table-cell>
          <table:table-cell table:style-name="ce21" office:value-type="float" office:value="17" calcext:value-type="float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16348"/>
        </table:table-row>
        <table:table-row table:style-name="ro2">
          <table:table-cell table:number-columns-repeated="3"/>
          <table:table-cell table:style-name="ce9" office:value-type="float" office:value="38" calcext:value-type="float">
            <text:p>38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2"/>
          <table:table-cell table:style-name="ce9" office:value-type="float" office:value="29" calcext:value-type="float">
            <text:p>29</text:p>
          </table:table-cell>
          <table:table-cell table:style-name="ce20" office:value-type="float" office:value="8" calcext:value-type="float">
            <text:p>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2"/>
          <table:table-cell table:style-name="ce9" office:value-type="float" office:value="33" calcext:value-type="float">
            <text:p>33</text:p>
          </table:table-cell>
          <table:table-cell table:style-name="ce20" office:value-type="float" office:value="17" calcext:value-type="float">
            <text:p>17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6348"/>
        </table:table-row>
        <table:table-row table:style-name="ro2">
          <table:table-cell table:number-columns-repeated="3"/>
          <table:table-cell table:style-name="ce10"/>
          <table:table-cell table:style-name="ce15" table:number-columns-repeated="2"/>
          <table:table-cell table:number-columns-repeated="12"/>
          <table:table-cell table:style-name="ce10"/>
          <table:table-cell table:style-name="ce15" table:number-columns-repeated="2"/>
          <table:table-cell table:number-columns-repeated="12"/>
          <table:table-cell table:style-name="ce10"/>
          <table:table-cell table:style-name="ce15" table:number-columns-repeated="2"/>
          <table:table-cell table:number-columns-repeated="16348"/>
        </table:table-row>
        <table:table-row table:style-name="ro2">
          <table:table-cell table:number-columns-repeated="3"/>
          <table:table-cell table:style-name="ce11" office:value-type="string" calcext:value-type="string">
            <text:p>P0</text:p>
          </table:table-cell>
          <table:table-cell table:style-name="ce22" table:formula="of:=SUM([.D7];[.E8])/[.F9]" office:value-type="float" office:value="1" calcext:value-type="float">
            <text:p>1</text:p>
          </table:table-cell>
          <table:table-cell table:style-name="ce15"/>
          <table:table-cell table:number-columns-repeated="12"/>
          <table:table-cell table:style-name="ce11" office:value-type="string" calcext:value-type="string">
            <text:p>P0</text:p>
          </table:table-cell>
          <table:table-cell table:style-name="ce22" table:formula="of:=SUM([.S7];[.T8])/[.U9]" office:value-type="float" office:value="0.972972972972973" calcext:value-type="float">
            <text:p>0,972972972972973</text:p>
          </table:table-cell>
          <table:table-cell table:style-name="ce15"/>
          <table:table-cell table:number-columns-repeated="12"/>
          <table:table-cell table:style-name="ce11" office:value-type="string" calcext:value-type="string">
            <text:p>P0</text:p>
          </table:table-cell>
          <table:table-cell table:style-name="ce22" table:formula="of:=SUM([.AH7];[.AI8])/[.AJ9]" office:value-type="float" office:value="1" calcext:value-type="float">
            <text:p>1</text:p>
          </table:table-cell>
          <table:table-cell table:style-name="ce15"/>
          <table:table-cell table:number-columns-repeated="16348"/>
        </table:table-row>
        <table:table-row table:style-name="ro2">
          <table:table-cell table:number-columns-repeated="3"/>
          <table:table-cell table:style-name="ce10" office:value-type="string" calcext:value-type="string">
            <text:p>Pe</text:p>
          </table:table-cell>
          <table:table-cell table:style-name="ce21" table:formula="of:=(([.F7])*([.D9])+([.F8])*([.E9]))/([.F9]^2)" office:value-type="float" office:value="0.6456" calcext:value-type="float">
            <text:p>0,6456</text:p>
          </table:table-cell>
          <table:table-cell table:style-name="ce15"/>
          <table:table-cell table:number-columns-repeated="12"/>
          <table:table-cell table:style-name="ce10" office:value-type="string" calcext:value-type="string">
            <text:p>Pe</text:p>
          </table:table-cell>
          <table:table-cell table:style-name="ce21" table:formula="of:=(([.U7])*([.S9])+([.U8])*([.T9]))/([.U9]^2)" office:value-type="float" office:value="0.64572680788897" calcext:value-type="float">
            <text:p>0,64572680788897</text:p>
          </table:table-cell>
          <table:table-cell table:style-name="ce15"/>
          <table:table-cell table:number-columns-repeated="12"/>
          <table:table-cell table:style-name="ce10" office:value-type="string" calcext:value-type="string">
            <text:p>Pe</text:p>
          </table:table-cell>
          <table:table-cell table:style-name="ce21" table:formula="of:=(([.AJ7])*([.AH9])+([.AJ8])*([.AI9]))/([.AJ9]^2)" office:value-type="float" office:value="0.5512" calcext:value-type="float">
            <text:p>0,5512</text:p>
          </table:table-cell>
          <table:table-cell table:style-name="ce15"/>
          <table:table-cell table:number-columns-repeated="16348"/>
        </table:table-row>
        <table:table-row table:style-name="ro2">
          <table:table-cell table:number-columns-repeated="3"/>
          <table:table-cell table:style-name="ce9" office:value-type="string" calcext:value-type="string">
            <text:p>K</text:p>
          </table:table-cell>
          <table:table-cell table:style-name="ce20" table:formula="of:=([.E11]-[.E12])/(1-[.E12])" office:value-type="float" office:value="1" calcext:value-type="float">
            <text:p>1</text:p>
          </table:table-cell>
          <table:table-cell table:style-name="ce15"/>
          <table:table-cell table:number-columns-repeated="12"/>
          <table:table-cell table:style-name="ce9" office:value-type="string" calcext:value-type="string">
            <text:p>K</text:p>
          </table:table-cell>
          <table:table-cell table:style-name="ce20" table:formula="of:=([.T11]-[.T12])/(1-[.T12])" office:value-type="float" office:value="0.923711340206186" calcext:value-type="float">
            <text:p>0,923711340206186</text:p>
          </table:table-cell>
          <table:table-cell table:style-name="ce15"/>
          <table:table-cell table:number-columns-repeated="12"/>
          <table:table-cell table:style-name="ce9" office:value-type="string" calcext:value-type="string">
            <text:p>K</text:p>
          </table:table-cell>
          <table:table-cell table:style-name="ce20" table:formula="of:=([.AI11]-[.AI12])/(1-[.AI12])" office:value-type="float" office:value="1" calcext:value-type="float">
            <text:p>1</text:p>
          </table:table-cell>
          <table:table-cell table:style-name="ce15"/>
          <table:table-cell table:number-columns-repeated="1634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2" office:value-type="string" calcext:value-type="string">
            <text:p>STD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3" office:value-type="string" calcext:value-type="string">
            <text:p>BRO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E18];[.F19];[.G20];[.H21];[.I22];[.J23];[.K24])/[.L25]" office:value-type="float" office:value="0.94" calcext:value-type="float">
            <text:p>0,94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T18];[.U19];[.V20];[.W21];[.X22];[.Y23];[.Z24])/[.AA25]" office:value-type="float" office:value="0.945945945945946" calcext:value-type="float">
            <text:p>0,945945945945946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AI18];[.AJ19];[.AK20];[.AL21];[.AM22];[.AN23];[.AO24])/[.AP25]" office:value-type="float" office:value="0.98" calcext:value-type="float">
            <text:p>0,98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L18])*([.E25])+([.L19])*([.F25])+([.L20])*([.G25])+([.L21])*([.H25])+([.L22])*([.I25])+([.L23])*([.J25])+([.L24])*([.K25]))/([.L25]^2)" office:value-type="float" office:value="0.5868" calcext:value-type="float">
            <text:p>0,5868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A18])*([.T25])+([.AA19])*([.U25])+([.AA20])*([.V25])+([.AA21])*([.W25])+([.AA22])*([.X25])+([.AA23])*([.Y25])+([.AA24])*([.Z25]))/([.AA25]^2)" office:value-type="float" office:value="0.529583637691746" calcext:value-type="float">
            <text:p>0,529583637691746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P18])*([.AI25])+([.AP19])*([.AJ25])+([.AP20])*([.AK25])+([.AP21])*([.AL25])+([.AP22])*([.AM25])+([.AP23])*([.AN25])+([.AP24])*([.AO25]))/([.AP25]^2)" office:value-type="float" office:value="0.3688" calcext:value-type="float">
            <text:p>0,3688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O20]-[.O21])/(1-[.O21])" office:value-type="float" office:value="0.854791868344627" calcext:value-type="float">
            <text:p>0,854791868344627</text:p>
          </table:table-cell>
          <table:table-cell office:value-type="string" calcext:value-type="string">
            <text:p>Avant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D20]-[.AD21])/(1-[.AD21])" office:value-type="float" office:value="0.885093167701863" calcext:value-type="float">
            <text:p>0,885093167701863</text:p>
          </table:table-cell>
          <table:table-cell office:value-type="string" calcext:value-type="string">
            <text:p>Avant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S20]-[.AS21])/(1-[.AS21])" office:value-type="float" office:value="0.968314321926489" calcext:value-type="float">
            <text:p>0,968314321926489</text:p>
          </table:table-cell>
          <table:table-cell office:value-type="string" calcext:value-type="string">
            <text:p>Avant</text:p>
          </table:table-cell>
          <table:table-cell table:number-columns-repeated="16338"/>
        </table:table-row>
        <table:table-row table:style-name="ro2">
          <table:table-cell table:number-columns-repeated="3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9" office:value-type="string" calcext:value-type="string">
            <text:p>TOTAL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634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2" office:value-type="string" calcext:value-type="string">
            <text:p>STD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E29];[.F30];[.G31];[.H32];[.I33];[.J34];[.K35])/[.L36]"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T29];[.U30];[.V31];[.W32];[.X33];[.Y34];[.Z35])/[.AA36]"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AI29];[.AJ30];[.AK31];[.AL32];[.AM33];[.AN34];[.AO35])/[.AP36]" office:value-type="float" office:value="1" calcext:value-type="float">
            <text:p>1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L29])*([.E36])+([.L30])*([.F36])+([.L31])*([.G36])+([.L32])*([.H36])+([.L33])*([.I36])+([.L34])*([.J36])+([.L35])*([.K36]))/([.L36]^2)" office:value-type="float" office:value="0.5864" calcext:value-type="float">
            <text:p>0,5864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A29])*([.T36])+([.AA30])*([.U36])+([.AA31])*([.V36])+([.AA32])*([.W36])+([.AA33])*([.X36])+([.AA34])*([.Y36])+([.AA35])*([.Z36]))/([.AA36]^2)" office:value-type="float" office:value="0.519357195032871" calcext:value-type="float">
            <text:p>0,519357195032871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P29])*([.AI36])+([.AP30])*([.AJ36])+([.AP31])*([.AK36])+([.AP32])*([.AL36])+([.AP33])*([.AM36])+([.AP34])*([.AN36])+([.AP35])*([.AO36]))/([.AP36]^2)" office:value-type="float" office:value="0.3688" calcext:value-type="float">
            <text:p>0,3688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O31]-[.O32])/(1-[.O32])" office:value-type="float" office:value="1" calcext:value-type="float">
            <text:p>1</text:p>
          </table:table-cell>
          <table:table-cell office:value-type="string" calcext:value-type="string">
            <text:p>Après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D31]-[.AD32])/(1-[.AD32])" office:value-type="float" office:value="1" calcext:value-type="float">
            <text:p>1</text:p>
          </table:table-cell>
          <table:table-cell office:value-type="string" calcext:value-type="string">
            <text:p>Après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S31]-[.AS32])/(1-[.AS32])" office:value-type="float" office:value="1" calcext:value-type="float">
            <text:p>1</text:p>
          </table:table-cell>
          <table:table-cell office:value-type="string" calcext:value-type="string">
            <text:p>Après</text:p>
          </table:table-cell>
          <table:table-cell table:number-columns-repeated="16338"/>
        </table:table-row>
        <table:table-row table:style-name="ro2">
          <table:table-cell table:number-columns-repeated="3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9" office:value-type="string" calcext:value-type="string">
            <text:p>TOTAL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634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INFO.A1:INFO.Q1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13:10:23.268098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APPA" style:display-name="PageStyle_KAP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" style:display-name="PageStyle_INF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te master1</meta:initial-creator>
    <meta:creation-date>2025-04-17T07:58:19</meta:creation-date>
    <dc:date>2025-04-23T13:14:47.410033399</dc:date>
    <meta:generator>LibreOffice/24.2.7.2$Linux_X86_64 LibreOffice_project/420$Build-2</meta:generator>
    <meta:editing-duration>PT13M27S</meta:editing-duration>
    <meta:editing-cycles>5</meta:editing-cycles>
    <meta:document-statistic meta:table-count="2" meta:cell-count="2931" meta:object-count="0"/>
    <meta:user-defined meta:name="AppVersion">16.0300</meta:user-defined>
  </office:meta>
</office:document-meta>
</file>